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3.5417in" fo:margin-left="-0.075in" fo:margin-top="0in" fo:margin-bottom="0in" table:align="left" style:writing-mode="lr-tb"/>
    </style:style>
    <style:style style:name="Table1.A" style:family="table-column">
      <style:table-column-properties style:column-width="2.6569in"/>
    </style:style>
    <style:style style:name="Table1.B" style:family="table-column">
      <style:table-column-properties style:column-width="0.884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6" style:family="table-row">
      <style:table-row-properties fo:keep-together="always"/>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3.1083in" fo:margin-left="-0.075in" fo:margin-top="0in" fo:margin-bottom="0in" table:align="left" style:writing-mode="lr-tb"/>
    </style:style>
    <style:style style:name="Table2.A" style:family="table-column">
      <style:table-column-properties style:column-width="2.2861in"/>
    </style:style>
    <style:style style:name="Table2.B" style:family="table-column">
      <style:table-column-properties style:column-width="0.8215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4" style:list-style-name="">
      <style:paragraph-properties fo:margin-left="0in" fo:margin-right="0in" fo:text-indent="0in" style:auto-text-indent="false">
        <style:tab-stops/>
      </style:paragraph-properties>
    </style:style>
    <style:style style:name="P2" style:family="paragraph" style:parent-style-name="Heading_20_1"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 style:family="paragraph" style:parent-style-name="Heading_20_1" style:list-style-name="">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6"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7"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8" style:family="paragraph" style:parent-style-name="Standard">
      <style:paragraph-properties fo:margin-left="0in" fo:margin-right="0in" fo:text-align="start" style:justify-single-word="false" fo:text-indent="0in" style:auto-text-indent="false">
        <style:tab-stops/>
      </style:paragraph-propertie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Heading_20_2" style:list-style-name="">
      <style:paragraph-properties fo:margin-left="0in" fo:margin-right="0in" fo:text-indent="0in" style:auto-text-indent="false"/>
    </style:style>
    <style:style style:name="P13" style:family="paragraph" style:parent-style-name="Heading_20_3" style:list-style-name="">
      <style:paragraph-properties fo:margin-left="0in" fo:margin-right="0in" fo:text-indent="0in" style:auto-text-indent="false">
        <style:tab-stops/>
      </style:paragraph-properties>
    </style:style>
    <style:style style:name="P14"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15"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language="en" fo:country="US" fo:font-style="italic" style:font-size-asian="10pt" style:language-asian="en" style:country-asian="US"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This material is Open Game Content, and is licensed for public use under the terms of the Open Game License v1.0a.</text:span></text:p>
      <text:h text:style-name="P12" text:outline-level="2"><text:span text:style-name="T5">PSIONIC POWERS (Q-W)</text:span></text:h>
      <text:h text:style-name="P2" text:outline-level="1"/>
      <text:h text:style-name="P3" text:outline-level="1"><text:span text:style-name="T6">Quintessence</text:span></text:h>
      <text:p text:style-name="P4"><text:span text:style-name="T2">Metacreativity (Creation)</text:span></text:p>
      <text:p text:style-name="P4"><text:span text:style-name="T3">Level:</text:span><text:span text:style-name="T2"> Shaper 4</text:span></text:p>
      <text:p text:style-name="P4"><text:span text:style-name="T3">Display:</text:span><text:span text:style-name="T2"> Material; see text</text:span></text:p>
      <text:p text:style-name="P4"><text:span text:style-name="T3">Manifesting Time:</text:span><text:span text:style-name="T2"> 1 round</text:span></text:p>
      <text:p text:style-name="P4"><text:span text:style-name="T3">Range:</text:span><text:span text:style-name="T2"> 0 ft.</text:span></text:p>
      <text:p text:style-name="P4"><text:span text:style-name="T3">Effect:</text:span><text:span text:style-name="T2"> 1-inch-diameter dollop of quintessence; see text</text:span></text:p>
      <text:p text:style-name="P4"><text:span text:style-name="T3">Duration:</text:span><text:span text:style-name="T2"> Instantaneous</text:span></text:p>
      <text:p text:style-name="P4"><text:span text:style-name="T3">Saving Throw:</text:span><text:span text:style-name="T2"> None</text:span></text:p>
      <text:p text:style-name="P4"><text:span text:style-name="T3">Power Resistance:</text:span><text:span text:style-name="T2"> No</text:span></text:p>
      <text:p text:style-name="P4"><text:span text:style-name="T3">Power Points:</text:span><text:span text:style-name="T2"> 7</text:span></text:p>
      <text:p text:style-name="P4"><text:span text:style-name="T2">You collapse a bit of time from the continuum, forming a 1-ounce dollop of thick, gooey material called quintessence. This substance shimmers like a silver mirror when viewed from some angles but is transparent from other viewpoints. You can smooth a dollop of quintessence around any extremely small object.</text:span></text:p>
      <text:p text:style-name="P4"><text:span text:style-name="T2">Objects sealed within quintessence are protected from the effects of time; in practical terms, they enter a state of stasis. Living flesh with only partial contact with quintessence is also partially pulled out of the time stream (the manifester is immune to this effect). This disruption deals 1 point of damage per round beginning 10 rounds after partial contact occurs.</text:span></text:p>
      <text:p text:style-name="P4"><text:span text:style-name="T2">Quintessence can be manually scraped away from a protected object, freeing it to rejoin the time stream. When you do this, there is a 75% chance that the quintessence evaporates back into the continuum. Otherwise, it coalesces again into a 1-inch-diameter bead, available for later use.</text:span></text:p>
      <text:p text:style-name="P4"><text:span text:style-name="T2">Large quantities of quintessence could theoretically be gathered to preserve large items or structures (or even a complete living creature; if completely immersed, a living creature would not take the damage associated with partial contact). However, psionic characters and creatures are generally loath to do so because accumulations of quintessence weighing 1 pound or more hinder psionic activity within a 5-foot radius of the accumulation: Powers require twice as many power points to manifest, unless the manifester makes a successful Will save each time he or she attempts to manifest a power. Also in these circumstances, manifesting a psi-like ability that is usable at will is a full-round action rather than a standard action.</text:span></text:p>
      <text:p text:style-name="P5"/>
      <text:h text:style-name="P3" text:outline-level="1"><text:span text:style-name="T6">Read Thoughts</text:span></text:h>
      <text:p text:style-name="P4"><text:soft-page-break/><text:span text:style-name="T2">Telepathy [Mind-Affecting]</text:span></text:p>
      <text:p text:style-name="P4"><text:span text:style-name="T3">Level:</text:span><text:span text:style-name="T2"> Telepath 2</text:span></text:p>
      <text:p text:style-name="P4"><text:span text:style-name="T3">Display:</text:span><text:span text:style-name="T2"> Mental</text:span></text:p>
      <text:p text:style-name="P4"><text:span text:style-name="T3">Manifesting Time:</text:span><text:span text:style-name="T2"> 1 standard action</text:span></text:p>
      <text:p text:style-name="P4"><text:span text:style-name="T3">Range:</text:span><text:span text:style-name="T2"> 60 ft.</text:span></text:p>
      <text:p text:style-name="P4"><text:span text:style-name="T3">Area:</text:span><text:span text:style-name="T2"> Cone-shaped emanation centered on you</text:span></text:p>
      <text:p text:style-name="P4"><text:span text:style-name="T3">Duration:</text:span><text:span text:style-name="T2"> Concentration, up to 1 min./level (D)</text:span></text:p>
      <text:p text:style-name="P4"><text:span text:style-name="T3">Saving Throw:</text:span><text:span text:style-name="T2"> Will negates; see text</text:span></text:p>
      <text:p text:style-name="P4"><text:span text:style-name="T3">Power Resistance:</text:span><text:span text:style-name="T2"> No</text:span></text:p>
      <text:p text:style-name="P4"><text:span text:style-name="T3">Power Points:</text:span><text:span text:style-name="T2"> 3</text:span></text:p>
      <text:p text:style-name="P4"><text:span text:style-name="T2">You know the surface thoughts of the mind of any creature in the area that fails a Will save. A target that succeeds on its save is not affected by this manifestation of the power, even if it leaves the area and then reenters the area before the duration expires.</text:span></text:p>
      <text:p text:style-name="P4"><text:span text:style-name="T2">Creatures of animal intelligence have simple, instinctual thoughts that you can pick up. If you read the thoughts of a creature with an Intelligence of 26 or higher (and at least 10 points higher than your own Intelligence score), you are stunned for 1 round and the power ends. This power does not let you pinpoint the location of an affected mind if you don’t have line of sight to the subject.</text:span></text:p>
      <text:p text:style-name="P4"><text:span text:style-name="T2">Each round, you can turn to use this power in a new area. The power can penetrate barriers, but 1 foot of stone, 1 inch of common metal, a thin sheet of lead, or 3 feet of wood or dirt blocks it.</text:span></text:p>
      <text:p text:style-name="P5"/>
      <text:h text:style-name="P3" text:outline-level="1"><text:span text:style-name="T6">Reality Revision</text:span></text:h>
      <text:p text:style-name="P4"><text:span text:style-name="T2">Clairsentience</text:span></text:p>
      <text:p text:style-name="P4"><text:span text:style-name="T3">Level:</text:span><text:span text:style-name="T2"> Psion/wilder 9</text:span></text:p>
      <text:p text:style-name="P4"><text:span text:style-name="T3">Saving Throw:</text:span><text:span text:style-name="T2"> See text</text:span></text:p>
      <text:p text:style-name="P4"><text:span text:style-name="T3">Power Resistance:</text:span><text:span text:style-name="T2"> See text</text:span></text:p>
      <text:p text:style-name="P4"><text:span text:style-name="T3">Power Points:</text:span><text:span text:style-name="T2"> 17, XP</text:span></text:p>
      <text:p text:style-name="P4"><text:span text:style-name="T2">As </text:span><text:span text:style-name="T4">bend reality</text:span><text:span text:style-name="T2">, but with more farreaching effects. A </text:span><text:span text:style-name="T4">reality revision </text:span><text:span text:style-name="T2">can produce any one of the following effects.</text:span></text:p>
      <text:p text:style-name="P4"><text:soft-page-break/><text:span text:style-name="T2">• Duplicate any psion power of 8th level or lower, provided the power is not prohibited to you.</text:span></text:p>
      <text:p text:style-name="P4"><text:span text:style-name="T2">• Duplicate any other power (but not a spell) of 6th level or lower, such as a psychic warrior power.</text:span></text:p>
      <text:p text:style-name="P4"><text:span text:style-name="T2">• Duplicate any psion power of 7th level or lower even if it’s a power prohibited to you.</text:span></text:p>
      <text:p text:style-name="P4"><text:span text:style-name="T2">• Undo the harmful effects of many other powers, such as </text:span><text:span text:style-name="T4">microcosm, geas/quest, </text:span><text:span text:style-name="T2">or </text:span><text:span text:style-name="T4">insanity</text:span><text:span text:style-name="T2">.</text:span></text:p>
      <text:p text:style-name="P4"><text:span text:style-name="T2">• Create a nonpsionic item of up to 25,000 gp in value.</text:span></text:p>
      <text:p text:style-name="P4"><text:span text:style-name="T2">• Create a psionic item, or add to the powers of an existing psionic item (see XP cost below).</text:span></text:p>
      <text:p text:style-name="P4"><text:span text:style-name="T2">• Grant a creature a +1 inherent bonus to an ability score. Two to five </text:span><text:span text:style-name="T4">reality revisions </text:span><text:span text:style-name="T2">manifested in immediate succession can grant a creature a +2 to +5 inherent bonus to an ability score. Inherent bonuses are instantaneous, so they cannot be negated or dispelled. An inherent bonus cannot exceed +5 for a single ability score. Inherent bonuses to a particular ability score do not stack; only the best one applies.</text:span></text:p>
      <text:p text:style-name="P4"><text:span text:style-name="T2">• Remove injuries and afflictions. A single </text:span><text:span text:style-name="T4">reality revision </text:span><text:span text:style-name="T2">can aid one creature per manifester level, and all subjects are cured of the same kind of affliction. </text:span></text:p>
      <text:p text:style-name="P4"><text:span text:style-name="T4">Reality revision </text:span><text:span text:style-name="T2">can not restore the experience point loss from manifesting a power or casting a spell, or the level or <text:s/>Constitution loss from being returned to life by those effects that reduce level or Constitution.</text:span></text:p>
      <text:p text:style-name="P4"><text:span text:style-name="T2">• Revive the dead. </text:span><text:span text:style-name="T4">Reality revision </text:span><text:span text:style-name="T2">can bring a dead creature back to life by duplicating a </text:span><text:span text:style-name="T4">resurrection </text:span><text:span text:style-name="T2">spell. This power can revive a dead creature whose body has been destroyed, but the task takes two manifestations of </text:span><text:span text:style-name="T4">reality revision</text:span><text:span text:style-name="T2">, one to recreate the body and another to infuse the body with life again. </text:span><text:span text:style-name="T4">Reality revision </text:span><text:span text:style-name="T2">cannot prevent a character who is brought back to life from losing a level.</text:span></text:p>
      <text:p text:style-name="P4"><text:span text:style-name="T2">• Transport travelers. This power can lift one creature per manifester level from anywhere on any plane and place those creatures anywhere else on any plane regardless of local conditions. An unwilling target gets a Will save to negate the effect, and power resistance (if any) applies.</text:span></text:p>
      <text:p text:style-name="P4"><text:span text:style-name="T2">• Undo misfortune. </text:span><text:span text:style-name="T4">Reality revision </text:span><text:span text:style-name="T2">can undo a single recent event. Manifesting the power forces a reroll of any roll made within the last round (including your last turn). Reality reshapes itself to accommodate the new result. The reroll, however, may be as bad as or worse than the original roll. An unwilling target gets a Will save to negate the effect, and power resistance (if any) applies.</text:span></text:p>
      <text:p text:style-name="P4"><text:span text:style-name="T2">You can try to use </text:span><text:span text:style-name="T4">reality revision </text:span><text:span text:style-name="T2">to produce more powerful effects than these, but doing so is dangerous. The manifestation may pervert your intent into a literal but undesirable fulfillment or only a partial fulfillment.</text:span></text:p>
      <text:p text:style-name="P4"><text:span text:style-name="T2">Duplicated powers allow saves and power resistance as normal (but save DCs are calculated as though the power is 9th level).</text:span></text:p>
      <text:p text:style-name="P4"><text:span text:style-name="T4">XP Cost: </text:span><text:span text:style-name="T2">The minimum XP cost for manifesting </text:span><text:span text:style-name="T4">reality revision </text:span><text:span text:style-name="T2">is 5,000</text:span></text:p>
      <text:p text:style-name="P4"><text:span text:style-name="T2">XP. When a manifestation duplicates a power that has an XP cost, you must pay 5,000 XP or that cost, whichever is more. When a manifestation creates or improves a psionic item, you must pay twice the normal XP cost for crafting or improving the item, plus an additional 5,000 XP.</text:span></text:p>
      <text:p text:style-name="P5"/>
      <text:h text:style-name="P3" text:outline-level="1"><text:span text:style-name="T6">Recall Agony</text:span></text:h>
      <text:p text:style-name="P4"><text:span text:style-name="T2">Clairsentience [Mind-Affecting]</text:span></text:p>
      <text:p text:style-name="P4"><text:span text:style-name="T3">Level:</text:span><text:span text:style-name="T2"> Psion/wilder 2</text:span></text:p>
      <text:p text:style-name="P4"><text:span text:style-name="T3">Display:</text:span><text:span text:style-name="T2"> Material</text:span></text:p>
      <text:p text:style-name="P4"><text:soft-page-break/><text:span text:style-name="T3">Manifesting Time:</text:span><text:span text:style-name="T2"> 1 standard action</text:span></text:p>
      <text:p text:style-name="P4"><text:span text:style-name="T3">Range:</text:span><text:span text:style-name="T2"> Medium (100 ft. + 10 ft./ level)</text:span></text:p>
      <text:p text:style-name="P4"><text:span text:style-name="T3">Target:</text:span><text:span text:style-name="T2"> One creature</text:span></text:p>
      <text:p text:style-name="P4"><text:span text:style-name="T3">Duration:</text:span><text:span text:style-name="T2"> Instantaneous</text:span></text:p>
      <text:p text:style-name="P4"><text:span text:style-name="T3">Saving Throw:</text:span><text:span text:style-name="T2"> Will half</text:span></text:p>
      <text:p text:style-name="P4"><text:span text:style-name="T3">Power Resistance:</text:span><text:span text:style-name="T2"> Yes</text:span></text:p>
      <text:p text:style-name="P4"><text:span text:style-name="T3">Power Points:</text:span><text:span text:style-name="T2"> 3</text:span></text:p>
      <text:p text:style-name="P4"><text:span text:style-name="T2">The fabric of time parts to your will, revealing wounds your foe has received in the past (or has yet to receive). That foe takes 2d6 points of damage as the past (or future) impinges briefly on the present.</text:span></text:p>
      <text:p text:style-name="P4"><text:span text:style-name="T3">Augment:</text:span><text:span text:style-name="T2"> For every additional power point you spend, this power’s damage increases by 1d6 points. For each extra 2d6 points of damage, this power’s save DC increases by 1.</text:span></text:p>
      <text:p text:style-name="P5"/>
      <text:h text:style-name="P3" text:outline-level="1"><text:span text:style-name="T6">Recall Death</text:span></text:h>
      <text:p text:style-name="P4"><text:span text:style-name="T2">Clairsentience [Death, Mind-Affecting]</text:span></text:p>
      <text:p text:style-name="P4"><text:span text:style-name="T3">Level:</text:span><text:span text:style-name="T2"> Psion/wilder 8</text:span></text:p>
      <text:p text:style-name="P4"><text:span text:style-name="T3">Saving Throw:</text:span><text:span text:style-name="T2"> Will partial; see text</text:span></text:p>
      <text:p text:style-name="P4"><text:span text:style-name="T3">Power Points:</text:span><text:span text:style-name="T2"> 15</text:span></text:p>
      <text:p text:style-name="P4"><text:span text:style-name="T2">As </text:span><text:span text:style-name="T4">recall agony</text:span><text:span text:style-name="T2">, except the wounds revealed by folding the fourth dimension are potentially fatal. If the target fails its Will save. it dies. If the save succeeds, the target instead takes 5d6 points of damage.</text:span></text:p>
      <text:p text:style-name="P5"/>
      <text:h text:style-name="P3" text:outline-level="1"><text:span text:style-name="T6">Reddopsi</text:span></text:h>
      <text:p text:style-name="P4"><text:span text:style-name="T2">Psychokinesis</text:span></text:p>
      <text:p text:style-name="P4"><text:span text:style-name="T3">Level:</text:span><text:span text:style-name="T2"> Kineticist 7</text:span></text:p>
      <text:p text:style-name="P4"><text:span text:style-name="T3">Display:</text:span><text:span text:style-name="T2"> Auditory, mental, and olfactory</text:span></text:p>
      <text:p text:style-name="P4"><text:soft-page-break/><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Until discharged or 10 min./level</text:span></text:p>
      <text:p text:style-name="P4"><text:span text:style-name="T3">Power Points:</text:span><text:span text:style-name="T2"> 13</text:span></text:p>
      <text:p text:style-name="P4"><text:span text:style-name="T2">When you manifest </text:span><text:span text:style-name="T4">reddopsi, </text:span><text:span text:style-name="T2">powers targeted against you rebound to affect the original manifester. This effect reverses powers that have only you as a target (except </text:span><text:span text:style-name="T4">dispel psionics </text:span><text:span text:style-name="T2">and similar powers or effects). Powers that affect an area and those that produce effects can’t be reversed. </text:span><text:span text:style-name="T4">Reddopsi </text:span><text:span text:style-name="T2">also can’t reverse any power with a range of touch.</text:span></text:p>
      <text:p text:style-name="P4"><text:span text:style-name="T2">Should you rebound a power back against a manifester who also is protected by </text:span><text:span text:style-name="T4">reddopsi</text:span><text:span text:style-name="T2">, the power rebounds once more upon you.</text:span></text:p>
      <text:p text:style-name="P5"/>
      <text:h text:style-name="P3" text:outline-level="1"><text:span text:style-name="T6">Remote View Trap</text:span></text:h>
      <text:p text:style-name="P4"><text:span text:style-name="T2">Clairsentience [Electricity]</text:span></text:p>
      <text:p text:style-name="P4"><text:span text:style-name="T3">Level:</text:span><text:span text:style-name="T2"> Psion/wilder 6</text:span></text:p>
      <text:p text:style-name="P4"><text:span text:style-name="T3">Display:</text:span><text:span text:style-name="T2"> Mental and visu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24 hours + 1 hour/level</text:span></text:p>
      <text:p text:style-name="P4"><text:span text:style-name="T3">Saving Throw:</text:span><text:span text:style-name="T2"> Will half; see text</text:span></text:p>
      <text:p text:style-name="P4"><text:span text:style-name="T3">Power Resistance:</text:span><text:span text:style-name="T2"> No</text:span></text:p>
      <text:p text:style-name="P4"><text:span text:style-name="T3">Power Points:</text:span><text:span text:style-name="T2"> 11</text:span></text:p>
      <text:p text:style-name="P4"><text:span text:style-name="T2">When others use </text:span><text:span text:style-name="T4">clairvoyant sense</text:span><text:span text:style-name="T2">, </text:span><text:span text:style-name="T4">remote viewing</text:span><text:span text:style-name="T2">, or other means of scrying you from afar, your prepared trap gives them a nasty surprise. If the scryer fails its saving throw, you are undetected. Moreover, the would-be observer takes 8d6 points of electricity damage. If the scryer makes its saving throw, it takes only 4d6 points of electricity damage and is able to observe you normally. Either way, you are aware of the attempt to view you, but not of the viewer or the viewer’s location. It is possible that you might recognize the quasireal viewpoint of someone using the </text:span><text:span text:style-name="T4">remote viewing </text:span><text:span text:style-name="T2">power if you could pierce its </text:span><text:span text:style-name="T4">invisibility </text:span><text:span text:style-name="T2">(which is true for </text:span><text:span text:style-name="T4">remote viewing </text:span><text:span text:style-name="T2">whether or not you use this power).</text:span></text:p>
      <text:p text:style-name="P5"/>
      <text:h text:style-name="P3" text:outline-level="1"><text:soft-page-break/><text:span text:style-name="T6">Remote Viewing</text:span></text:h>
      <text:p text:style-name="P4"><text:span text:style-name="T2">Clairsentience (Scrying; see text)</text:span></text:p>
      <text:p text:style-name="P4"><text:span text:style-name="T3">Level:</text:span><text:span text:style-name="T2"> Seer 4</text:span></text:p>
      <text:p text:style-name="P4"><text:span text:style-name="T3">Display:</text:span><text:span text:style-name="T2"> Mental</text:span></text:p>
      <text:p text:style-name="P4"><text:span text:style-name="T3">Manifesting Time:</text:span><text:span text:style-name="T2"> 1 hour</text:span></text:p>
      <text:p text:style-name="P4"><text:span text:style-name="T3">Range:</text:span><text:span text:style-name="T2"> See text</text:span></text:p>
      <text:p text:style-name="P4"><text:span text:style-name="T3">Effect:</text:span><text:span text:style-name="T2"> Quasi-real viewpoint</text:span></text:p>
      <text:p text:style-name="P4"><text:span text:style-name="T3">Duration:</text:span><text:span text:style-name="T2"> 1 min./level (D)</text:span></text:p>
      <text:p text:style-name="P4"><text:span text:style-name="T3">Saving Throw:</text:span><text:span text:style-name="T2"> Will negates</text:span></text:p>
      <text:p text:style-name="P4"><text:span text:style-name="T3">Power Resistance:</text:span><text:span text:style-name="T2"> Yes</text:span></text:p>
      <text:p text:style-name="P4"><text:span text:style-name="T3">Power Points:</text:span><text:span text:style-name="T2"> 7, XP</text:span></text:p>
      <text:p text:style-name="P4"><text:span text:style-name="T2">You send your mind across space and dimensions, forming it into a quasireal viewpoint from which you can see and hear some creature located at any distance from you, even if planar boundaries separate you. If the subject succeeds on a Will save, the </text:span><text:span text:style-name="T4">remote viewing </text:span><text:span text:style-name="T2">attempt fails, and you can’t attempt to view that creature again for at least 24 hours. The difficulty of the save depends on how well you know the subject and what sort of physical connection (if any) you have to that creature. Furthermore, if the subject is on another plane, it gets a +5 bonus on its Will save.</text:span></text:p>
      <table:table table:name="Table1" table:style-name="Table1">
        <table:table-column table:style-name="Table1.A"/>
        <table:table-column table:style-name="Table1.B"/>
        <table:table-row table:style-name="Table1.1">
          <table:table-cell table:style-name="Table1.A1" office:value-type="string">
            <text:p text:style-name="P8"><text:span text:style-name="T1">Knowledge</text:span></text:p>
          </table:table-cell>
          <table:table-cell table:style-name="Table1.A1" office:value-type="string">
            <text:h text:style-name="P1" text:outline-level="4"><text:span text:style-name="T1">Will Save Modifier</text:span></text:h>
          </table:table-cell>
        </table:table-row>
        <table:table-row table:style-name="Table1.1">
          <table:table-cell table:style-name="Table1.A2" office:value-type="string">
            <text:p text:style-name="P9"><text:span text:style-name="T1">None*</text:span></text:p>
          </table:table-cell>
          <table:table-cell table:style-name="Table1.A2" office:value-type="string">
            <text:p text:style-name="P11"><text:span text:style-name="T1">+10</text:span></text:p>
          </table:table-cell>
        </table:table-row>
        <table:table-row table:style-name="Table1.1">
          <table:table-cell table:style-name="Table1.A2" office:value-type="string">
            <text:p text:style-name="P4"><text:span text:style-name="T1">Secondhand (you have heard of the subject)</text:span></text:p>
          </table:table-cell>
          <table:table-cell table:style-name="Table1.A2" office:value-type="string">
            <text:p text:style-name="P10"><text:span text:style-name="T1">+5</text:span></text:p>
          </table:table-cell>
        </table:table-row>
        <table:table-row table:style-name="Table1.1">
          <table:table-cell table:style-name="Table1.A2" office:value-type="string">
            <text:p text:style-name="P4"><text:span text:style-name="T1">Firsthand (you have met the subject)</text:span></text:p>
          </table:table-cell>
          <table:table-cell table:style-name="Table1.A2" office:value-type="string">
            <text:p text:style-name="P10"><text:span text:style-name="T1">+0</text:span></text:p>
          </table:table-cell>
        </table:table-row>
        <table:table-row table:style-name="Table1.1">
          <table:table-cell table:style-name="Table1.A2" office:value-type="string">
            <text:p text:style-name="P4"><text:span text:style-name="T1">Familiar (you know the subject well)</text:span></text:p>
          </table:table-cell>
          <table:table-cell table:style-name="Table1.A2" office:value-type="string">
            <text:p text:style-name="P10"><text:span text:style-name="T1">–5</text:span></text:p>
          </table:table-cell>
        </table:table-row>
        <table:table-row table:style-name="Table1.6">
          <table:table-cell table:style-name="Table1.A6" table:number-columns-spanned="2" office:value-type="string">
            <text:p text:style-name="P9"><text:span text:style-name="T1">*You must have some sort of connection to a creature you have no knowledge of.</text:span></text:p>
          </table:table-cell>
          <table:covered-table-cell/>
        </table:table-row>
      </table:table>
      <text:p text:style-name="P6"/>
      <table:table table:name="Table2" table:style-name="Table2">
        <table:table-column table:style-name="Table2.A"/>
        <table:table-column table:style-name="Table2.B"/>
        <text:soft-page-break/>
        <table:table-row table:style-name="Table2.1">
          <table:table-cell table:style-name="Table2.A1" office:value-type="string">
            <text:h text:style-name="P13" text:outline-level="3"><text:span text:style-name="T1">Connection</text:span></text:h>
          </table:table-cell>
          <table:table-cell table:style-name="Table2.A1" office:value-type="string">
            <text:h text:style-name="P14" text:outline-level="3"><text:span text:style-name="T1">Will Save Modifier</text:span></text:h>
          </table:table-cell>
        </table:table-row>
        <table:table-row table:style-name="Table2.1">
          <table:table-cell table:style-name="Table2.A2" office:value-type="string">
            <text:p text:style-name="P9"><text:span text:style-name="T1">Likeness or picture</text:span></text:p>
          </table:table-cell>
          <table:table-cell table:style-name="Table2.A2" office:value-type="string">
            <text:p text:style-name="P11"><text:span text:style-name="T1">–2</text:span></text:p>
          </table:table-cell>
        </table:table-row>
        <table:table-row table:style-name="Table2.1">
          <table:table-cell table:style-name="Table2.A2" office:value-type="string">
            <text:p text:style-name="P4"><text:span text:style-name="T1">Possession or garment</text:span></text:p>
          </table:table-cell>
          <table:table-cell table:style-name="Table2.A2" office:value-type="string">
            <text:p text:style-name="P10"><text:span text:style-name="T1">–4</text:span></text:p>
          </table:table-cell>
        </table:table-row>
        <table:table-row table:style-name="Table2.1">
          <table:table-cell table:style-name="Table2.A2" office:value-type="string">
            <text:p text:style-name="P4"><text:span text:style-name="T1">Body part, lock of hair, bit of nail, etc.</text:span></text:p>
          </table:table-cell>
          <table:table-cell table:style-name="Table2.A2" office:value-type="string">
            <text:p text:style-name="P10"><text:span text:style-name="T1">–10</text:span></text:p>
          </table:table-cell>
        </table:table-row>
        <table:table-row table:style-name="Table2.1">
          <table:table-cell table:style-name="Table2.A5" office:value-type="string">
            <text:p text:style-name="P9"><text:span text:style-name="T1">Subject on another plane</text:span></text:p>
          </table:table-cell>
          <table:table-cell table:style-name="Table2.A5" office:value-type="string">
            <text:p text:style-name="P11"><text:span text:style-name="T1">+5</text:span></text:p>
          </table:table-cell>
        </table:table-row>
      </table:table>
      <text:p text:style-name="P4"><text:span text:style-name="T2">If the subject fails its Will save, your mind coalesces a quasi-real viewpoint near enough to the subject to see and hear the subject and its immediate surroundings (up 30 feet in all directions away from the subject).</text:span></text:p>
      <text:p text:style-name="P4"><text:span text:style-name="T2">While the </text:span><text:span text:style-name="T4">remote viewing </text:span><text:span text:style-name="T2">lasts, your real body remains unmoving and unaware of your actual surroundings. On the other hand, your quasi-real viewpoint is treated in some ways as if it were an invisible </text:span><text:span text:style-name="T4">ectoplasmic form </text:span><text:span text:style-name="T2">of yourself, except as follows. This power is of the Scrying subdiscipline, but use the following information in place of the standard scrying sensor. As a quasi-real viewpoint, you can speak (though your voice is whispery).</text:span></text:p>
      <text:p text:style-name="P4"><text:span text:style-name="T2">You may potentially be sensed by the subject of your viewing (subjects who can see or sense invisible or hidden creatures automatically sense you; otherwise you make a Hide check with a +40 bonus to escape detection if immobile, or a +20 bonus if moving). You could be attacked (although if you become subject to </text:span><text:span text:style-name="T4">dispel psionics</text:span><text:span text:style-name="T2">, the </text:span><text:span text:style-name="T4">remote viewing </text:span><text:span text:style-name="T2">simply ends). If the subject moves, you can attempt to follow it at a speed of 20 feet, though if it gets farther than 30 feet from you (or you move farther than 30 feet from it), the power ends.</text:span></text:p>
      <text:p text:style-name="P4"><text:span text:style-name="T2">You can attempt to manifest one power through your quasi-real viewpoint, but you must make a Concentration check (DC 20 + level of the power you wish to manifest) to succeed. Manifesting (or attempting and failing to manifest) a power immediately ends the </text:span><text:span text:style-name="T4">remote viewing.</text:span></text:p>
      <text:p text:style-name="P4"><text:span text:style-name="T2">Furthermore, all powers from your quasi-real viewpoint cost twice the usual number of power points (you can’t exceed the power point limit set by your manifester level, so you are restricted to manifesting lower-level powers than you otherwise could). Power points you spend as a quasireal viewpoint are drained from your real body.</text:span></text:p>
      <text:p text:style-name="P4"><text:span text:style-name="T4">XP Cost: </text:span><text:span text:style-name="T2">20 XP.</text:span></text:p>
      <text:p text:style-name="P5"/>
      <text:h text:style-name="P3" text:outline-level="1"><text:span text:style-name="T6">Restoration, Psionic</text:span></text:h>
      <text:p text:style-name="P4"><text:span text:style-name="T2">Psychometabolism (Healing)</text:span></text:p>
      <text:p text:style-name="P4"><text:span text:style-name="T3">Level:</text:span><text:span text:style-name="T2"> Egoist 6</text:span></text:p>
      <text:p text:style-name="P4"><text:span text:style-name="T3">Display:</text:span><text:span text:style-name="T2"> Material</text:span></text:p>
      <text:p text:style-name="P4"><text:span text:style-name="T3">Manifesting Time:</text:span><text:span text:style-name="T2"> 3 rounds</text:span></text:p>
      <text:p text:style-name="P4"><text:span text:style-name="T3">Range:</text:span><text:span text:style-name="T2"> Touch</text:span></text:p>
      <text:p text:style-name="P4"><text:span text:style-name="T3">Target:</text:span><text:span text:style-name="T2"> Creature touched</text:span></text:p>
      <text:p text:style-name="P4"><text:span text:style-name="T3">Duration:</text:span><text:span text:style-name="T2"> Instantaneous</text:span></text:p>
      <text:p text:style-name="P4"><text:span text:style-name="T3">Saving Throw:</text:span><text:span text:style-name="T2"> Will negates (harmless)</text:span></text:p>
      <text:p text:style-name="P4"><text:span text:style-name="T3">Power Resistance:</text:span><text:span text:style-name="T2"> Yes (harmless)</text:span></text:p>
      <text:p text:style-name="P4"><text:span text:style-name="T3">Power Points:</text:span><text:span text:style-name="T2"> 11</text:span></text:p>
      <text:p text:style-name="P4"><text:span text:style-name="T2">This power cures all ability damage, and it restores all points drained from a single ability score (your choice if more than one score is drained). It also eliminates any fatigue or exhaustion suffered by the target. </text:span><text:span text:style-name="T4">Restoration </text:span><text:span text:style-name="T2">does not restore levels or Constitution points lost due to death.</text:span></text:p>
      <text:p text:style-name="P4"><text:span text:style-name="T4">Restoration </text:span><text:span text:style-name="T2">can remove negative levels. It can also restore one level to a creature who has had a level drained, if the number of days since the creature lost the level is equal to or less than your manifester level. In such a case, </text:span><text:span text:style-name="T4">restoration </text:span><text:span text:style-name="T2">brings the creature up to the minimum number of experience points necessary to advance it to the next higher level, gaining it an additional Hit Die and level benefits accordingly.</text:span></text:p>
      <text:p text:style-name="P5"><text:soft-page-break/></text:p>
      <text:h text:style-name="P3" text:outline-level="1"><text:span text:style-name="T6">Restore Extremity</text:span></text:h>
      <text:p text:style-name="P4"><text:span text:style-name="T2">Psychometabolism (Healing)</text:span></text:p>
      <text:p text:style-name="P4"><text:span text:style-name="T3">Level:</text:span><text:span text:style-name="T2"> Egoist 5</text:span></text:p>
      <text:p text:style-name="P4"><text:span text:style-name="T3">Display:</text:span><text:span text:style-name="T2"> Auditory</text:span></text:p>
      <text:p text:style-name="P4"><text:span text:style-name="T3">Manifesting Time:</text:span><text:span text:style-name="T2"> 1 standard action</text:span></text:p>
      <text:p text:style-name="P4"><text:span text:style-name="T3">Range:</text:span><text:span text:style-name="T2"> Touch</text:span></text:p>
      <text:p text:style-name="P4"><text:span text:style-name="T3">Target:</text:span><text:span text:style-name="T2"> Creature touched</text:span></text:p>
      <text:p text:style-name="P4"><text:span text:style-name="T3">Duration:</text:span><text:span text:style-name="T2"> Instantaneous</text:span></text:p>
      <text:p text:style-name="P4"><text:span text:style-name="T3">Saving Throw:</text:span><text:span text:style-name="T2"> Will half (harmless)</text:span></text:p>
      <text:p text:style-name="P4"><text:span text:style-name="T3">Power Resistance:</text:span><text:span text:style-name="T2"> Yes (harmless)</text:span></text:p>
      <text:p text:style-name="P4"><text:span text:style-name="T3">Power Points:</text:span><text:span text:style-name="T2"> 9</text:span></text:p>
      <text:p text:style-name="P4"><text:span text:style-name="T2">You restore a severed extremity to a creature that has lost a digit, hand, arm, leg, or even its head. This power does not restore life, but it returns a lost extremity to a living or dead creature if the creature is otherwise mostly intact. The original extremity need not be present when this power is manifested; a new extremity is created by the power. If a head is restored to a body, the original head (if not already destroyed) loses all spark of identity, and can be considered so much dead tissue.</text:span></text:p>
      <text:p text:style-name="P5"/>
      <text:h text:style-name="P3" text:outline-level="1"><text:span text:style-name="T6">Retrieve</text:span></text:h>
      <text:p text:style-name="P4"><text:span text:style-name="T2">Psychoportation (Teleportation)</text:span></text:p>
      <text:p text:style-name="P4"><text:span text:style-name="T3">Level:</text:span><text:span text:style-name="T2"> Psion/wilder 6</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Medium (100 ft. + 10 ft./ level)</text:span></text:p>
      <text:p text:style-name="P4"><text:span text:style-name="T3">Target:</text:span><text:span text:style-name="T2"> One object you can hold or carry in one hand, weighing up to 10 lb./level</text:span></text:p>
      <text:p text:style-name="P4"><text:soft-page-break/><text:span text:style-name="T3">Duration:</text:span><text:span text:style-name="T2"> Instantaneous</text:span></text:p>
      <text:p text:style-name="P4"><text:span text:style-name="T3">Saving Throw:</text:span><text:span text:style-name="T2"> Will negates; see text</text:span></text:p>
      <text:p text:style-name="P4"><text:span text:style-name="T3">Power Resistance:</text:span><text:span text:style-name="T2"> No</text:span></text:p>
      <text:p text:style-name="P4"><text:span text:style-name="T3">Power Points:</text:span><text:span text:style-name="T2"> 11</text:span></text:p>
      <text:p text:style-name="P4"><text:span text:style-name="T2">You automatically teleport an item you can see within range directly to your hand. If the object is in the possession of an opponent, it comes to your hand if your opponent fails a Will save.</text:span></text:p>
      <text:p text:style-name="P4"><text:span text:style-name="T3">Augment:</text:span><text:span text:style-name="T2"> For every additional power point you spend, the weight limit of the target increases by 10 pounds.</text:span></text:p>
      <text:p text:style-name="P5"/>
      <text:h text:style-name="P3" text:outline-level="1"><text:span text:style-name="T6">Schism</text:span></text:h>
      <text:p text:style-name="P4"><text:span text:style-name="T2">Telepathy [Mind-Affecting]</text:span></text:p>
      <text:p text:style-name="P4"><text:span text:style-name="T3">Level:</text:span><text:span text:style-name="T2"> Telepath 4</text:span></text:p>
      <text:p text:style-name="P4"><text:span text:style-name="T3">Display:</text:span><text:span text:style-name="T2"> Auditory and visu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round/level (D)</text:span></text:p>
      <text:p text:style-name="P4"><text:span text:style-name="T3">Power Points:</text:span><text:span text:style-name="T2"> 7</text:span></text:p>
      <text:p text:style-name="P4"><text:span text:style-name="T2">Your mind splits into two independent parts. Each part functions in complete autonomy, like two characters in one body. Your new “second mind” does not control your body physically but is free to take one standard action in each round if the action is purely mental (such as manifesting a power) in the same round you take your normal actions.</text:span></text:p>
      <text:p text:style-name="P4"><text:span text:style-name="T2">Your second mind can manifest powers using your power point reserve, but only as if your manifester level were six lower than it is. Your second mind doesn’t provoke attacks of opportunity when manifesting a power, because doing so doesn’t distract your primary mind.</text:span></text:p>
      <text:p text:style-name="P4"><text:span text:style-name="T2">Your second mind takes its first action on your turn in the round after </text:span><text:span text:style-name="T4">schism </text:span><text:span text:style-name="T2">is manifested.</text:span></text:p>
      <text:p text:style-name="P4"><text:span text:style-name="T2">Both your minds communicate with each other telepathically. If you are subject to a compulsion or charm effect while you are of two minds, make a second saving throw if you fail the first. If you fail both, then the </text:span><text:span text:style-name="T4">schism </text:span><text:span text:style-name="T2">ends and you are affected normally by the power. If you fail just one, the </text:span><text:span text:style-name="T4">schism </text:span><text:span text:style-name="T2">ends immediately, but you are not subject to the compulsion or charm.</text:span></text:p>
      <text:p text:style-name="P4"><text:span text:style-name="T2">Your second mind does not gain any advantages if you are subject to a </text:span><text:span text:style-name="T4">haste </text:span><text:span text:style-name="T2">effect, although you gain the overall standard benefits.</text:span></text:p>
      <text:p text:style-name="P5"><text:soft-page-break/></text:p>
      <text:h text:style-name="P3" text:outline-level="1"><text:span text:style-name="T6">Second Chance</text:span></text:h>
      <text:p text:style-name="P4"><text:span text:style-name="T2">Clairsentience</text:span></text:p>
      <text:p text:style-name="P4"><text:span text:style-name="T3">Level:</text:span><text:span text:style-name="T2"> Seer 5</text:span></text:p>
      <text:p text:style-name="P4"><text:span text:style-name="T3">Display:</text:span><text:span text:style-name="T2"> Ment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round/level or until discharged</text:span></text:p>
      <text:p text:style-name="P4"><text:span text:style-name="T3">Power Points:</text:span><text:span text:style-name="T2"> 9</text:span></text:p>
      <text:p text:style-name="P4"><text:span text:style-name="T2">You take a hand in influencing the probable outcomes of your immediate environment. You see the many alternative branches that reality could take in the next few seconds, and with this foreknowledge you gain the ability to reroll one attack roll, one saving throw, one ability check, or one skill check each round. You must take the result of the reroll, even if it’s worse than the original roll. You do not have to make another roll if satisfied with your original roll.</text:span></text:p>
      <text:p text:style-name="P5"/>
      <text:h text:style-name="P3" text:outline-level="1"><text:span text:style-name="T6">Sense Link</text:span></text:h>
      <text:p text:style-name="P4"><text:span text:style-name="T2">Telepathy [Mind-Affecting]</text:span></text:p>
      <text:p text:style-name="P4"><text:span text:style-name="T3">Level:</text:span><text:span text:style-name="T2"> Psion/wilder 1</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Medium (100 ft. + 10 ft./level)</text:span></text:p>
      <text:p text:style-name="P4"><text:span text:style-name="T3">Target:</text:span><text:span text:style-name="T2"> One willing creature</text:span></text:p>
      <text:p text:style-name="P4"><text:span text:style-name="T3">Duration:</text:span><text:span text:style-name="T2"> Concentration, up to 1min./level</text:span></text:p>
      <text:p text:style-name="P4"><text:span text:style-name="T3">Power Points:</text:span><text:span text:style-name="T2"> 1</text:span></text:p>
      <text:p text:style-name="P4"><text:soft-page-break/><text:span text:style-name="T2">You perceive what the subject creature perceives using its sight, hearing, taste, or smell. Only one sense is linked, and you cannot switch between senses with the same manifestation.</text:span></text:p>
      <text:p text:style-name="P4"><text:span text:style-name="T2">You make any skill checks involving senses, such as Spot or Listen, as the subject, and only within the subject’s field of view. You lose your Dexterity bonus to AC while directly sensing what the subject senses.</text:span></text:p>
      <text:p text:style-name="P4"><text:span text:style-name="T2">Once </text:span><text:span text:style-name="T4">sense link </text:span><text:span text:style-name="T2">is manifested, the link persists even if the subject moves out of the range of the original manifestation (but the link does not work across planes). You do not control the subject, nor can you communicate with it by means of this power.</text:span></text:p>
      <text:p text:style-name="P4"><text:span text:style-name="T2">The strength of the subject’s linked sense could be enhanced by other powers or items, allowing you the same enhanced sense. You are subject to any gaze attack affecting the subject creature (if you linked vision). If you are blinded or deafened, or suffer some other sensory deprivation, the linked creature functions as an independent sensory organ, and provides you the benefit of the linked sense from its perspective while this power’s duration lasts.</text:span></text:p>
      <text:p text:style-name="P4"><text:span text:style-name="T3">Augment:</text:span><text:span text:style-name="T2"> You can augment this power in one or both of the following ways.</text:span></text:p>
      <text:p text:style-name="P4"><text:span text:style-name="T2">1. If you spend 2 additional power points, you can have the subject perceive one of your senses instead of the other way around.</text:span></text:p>
      <text:p text:style-name="P4"><text:span text:style-name="T2">2. If you spend 4 additional power points, you can link to a second sense of the same subject.</text:span></text:p>
      <text:p text:style-name="P5"/>
      <text:h text:style-name="P3" text:outline-level="1"><text:span text:style-name="T6">Sense Link, Forced</text:span></text:h>
      <text:p text:style-name="P4"><text:span text:style-name="T2">Telepathy [Mind-Affecting]</text:span></text:p>
      <text:p text:style-name="P4"><text:span text:style-name="T3">Level:</text:span><text:span text:style-name="T2"> Psion/wilder 2</text:span></text:p>
      <text:p text:style-name="P4"><text:span text:style-name="T3">Saving Throw:</text:span><text:span text:style-name="T2"> Will negates</text:span></text:p>
      <text:p text:style-name="P4"><text:span text:style-name="T3">Power Resistance:</text:span><text:span text:style-name="T2"> Yes</text:span></text:p>
      <text:p text:style-name="P4"><text:span text:style-name="T3">Power Points:</text:span><text:span text:style-name="T2"> 3</text:span></text:p>
      <text:p text:style-name="P4"><text:span text:style-name="T2">As </text:span><text:span text:style-name="T4">sense link, </text:span><text:span text:style-name="T2">except you can use this power on any creature (willing or unwilling), and this power can’t be augmented.</text:span></text:p>
      <text:p text:style-name="P5"/>
      <text:h text:style-name="P3" text:outline-level="1"><text:span text:style-name="T6">Sensitivity to Psychic Impressions</text:span></text:h>
      <text:p text:style-name="P4"><text:span text:style-name="T2">Clairsentience</text:span></text:p>
      <text:p text:style-name="P4"><text:span text:style-name="T3">Level:</text:span><text:span text:style-name="T2"> Seer 2</text:span></text:p>
      <text:p text:style-name="P4"><text:span text:style-name="T3">Display:</text:span><text:span text:style-name="T2"> Auditory and material</text:span></text:p>
      <text:p text:style-name="P4"><text:span text:style-name="T3">Manifesting Time:</text:span><text:span text:style-name="T2"> 1 hour</text:span></text:p>
      <text:p text:style-name="P4"><text:soft-page-break/><text:span text:style-name="T3">Range:</text:span><text:span text:style-name="T2"> Close (25 ft. + 5 ft./2 levels)</text:span></text:p>
      <text:p text:style-name="P4"><text:span text:style-name="T3">Area:</text:span><text:span text:style-name="T2"> Spread with a radius of 25 ft. + 5 ft./2 levels, centered on you</text:span></text:p>
      <text:p text:style-name="P4"><text:span text:style-name="T3">Duration:</text:span><text:span text:style-name="T2"> Concentration, up to 10 min./level</text:span></text:p>
      <text:p text:style-name="P4"><text:span text:style-name="T3">Saving Throw:</text:span><text:span text:style-name="T2"> None</text:span></text:p>
      <text:p text:style-name="P4"><text:span text:style-name="T3">Power Resistance:</text:span><text:span text:style-name="T2"> No</text:span></text:p>
      <text:p text:style-name="P4"><text:span text:style-name="T3">Power Points:</text:span><text:span text:style-name="T2"> 3</text:span></text:p>
      <text:p text:style-name="P4"><text:span text:style-name="T2">You gain historical vision in a given location. Rooms, streets, tunnels, and other discrete locations accumulate psychic impressions left by powerful emotions experienced in a given area. These impressions offer you a picture of the location’s past.</text:span></text:p>
      <text:p text:style-name="P4"><text:span text:style-name="T2">The types of events most likely to leave psychic impressions are those that elicited strong emotions: battles and betrayals, marriages and murders, births and great pain, or any other event where one emotion dominates. Everyday occurrences leave no residue for a manifester to detect.</text:span></text:p>
      <text:p text:style-name="P4"><text:span text:style-name="T2">The vision of the event is dreamlike and shadowy. You do not gain special knowledge of those involved in the vision, though you might be able to read large banners or other writing if they are in your language.</text:span></text:p>
      <text:p text:style-name="P4"><text:span text:style-name="T2">Beginning with the most recent significant event at a location and working backward in time, you can sense one distinct event for every 10 minutes you maintain concentration, if any such events exist to be sensed. Your sensitivity extends into the past a maximum number of years equal to 100 x your manifester level.</text:span></text:p>
      <text:p text:style-name="P5"/>
      <text:h text:style-name="P3" text:outline-level="1"><text:span text:style-name="T6">Sequester, Psionic</text:span></text:h>
      <text:p text:style-name="P4"><text:span text:style-name="T2">Clairsentience</text:span></text:p>
      <text:p text:style-name="P4"><text:span text:style-name="T3">Level:</text:span><text:span text:style-name="T2"> Psion/wilder 7</text:span></text:p>
      <text:p text:style-name="P4"><text:span text:style-name="T3">Display:</text:span><text:span text:style-name="T2"> None</text:span></text:p>
      <text:p text:style-name="P4"><text:span text:style-name="T3">Manifesting Time:</text:span><text:span text:style-name="T2"> 1 standard action</text:span></text:p>
      <text:p text:style-name="P4"><text:span text:style-name="T3">Range:</text:span><text:span text:style-name="T2"> Touch</text:span></text:p>
      <text:p text:style-name="P4"><text:span text:style-name="T3">Target:</text:span><text:span text:style-name="T2"> One willing creature or one object (up to a 2-ft. cube/level) touched</text:span></text:p>
      <text:p text:style-name="P4"><text:span text:style-name="T3">Duration:</text:span><text:span text:style-name="T2"> One day/level (D)</text:span></text:p>
      <text:p text:style-name="P4"><text:span text:style-name="T3">Saving Throw:</text:span><text:span text:style-name="T2"> None or Will negates (object)</text:span></text:p>
      <text:p text:style-name="P4"><text:span text:style-name="T3">Power Resistance:</text:span><text:span text:style-name="T2"> No or Yes (object)</text:span></text:p>
      <text:p text:style-name="P4"><text:soft-page-break/><text:span text:style-name="T3">Power Points:</text:span><text:span text:style-name="T2"> 13, XP</text:span></text:p>
      <text:p text:style-name="P4"><text:span text:style-name="T2">As the </text:span><text:span text:style-name="T4">sequester </text:span><text:span text:style-name="T2">spell, except as noted here. </text:span></text:p>
      <text:p text:style-name="P4"><text:span text:style-name="T4">XP Cost: </text:span><text:span text:style-name="T2">75 XP.</text:span></text:p>
      <text:p text:style-name="P5"/>
      <text:h text:style-name="P3" text:outline-level="1"><text:span text:style-name="T6">Shadow Body</text:span></text:h>
      <text:p text:style-name="P4"><text:span text:style-name="T2">Psychometabolism</text:span></text:p>
      <text:p text:style-name="P4"><text:span text:style-name="T3">Level:</text:span><text:span text:style-name="T2"> Psion/wilder 8</text:span></text:p>
      <text:p text:style-name="P4"><text:span text:style-name="T3">Display:</text:span><text:span text:style-name="T2"> Auditory</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min./level (D)</text:span></text:p>
      <text:p text:style-name="P4"><text:span text:style-name="T3">Power Points:</text:span><text:span text:style-name="T2"> 15</text:span></text:p>
      <text:p text:style-name="P4"><text:span text:style-name="T2">Your body and all your equipment are subsumed by your shadow. As a living shadow, you blend perfectly into any other shadow and vanish in darkness. You appear as an unattached shadow in areas of full light.</text:span></text:p>
      <text:p text:style-name="P4"><text:span text:style-name="T2">You can move at your normal speed, on any surface, including walls and ceilings, as well as across the surfaces of liquids—even up the face of a waterfall.</text:span></text:p>
      <text:p text:style-name="P4"><text:span text:style-name="T2">Your space does not change, so you cannot move into locations you would not normally be able to move into.</text:span></text:p>
      <text:p text:style-name="P4"><text:span text:style-name="T2">While in your </text:span><text:span text:style-name="T4">shadow body, </text:span><text:span text:style-name="T2">you gain damage reduction 10/magic and darkvision out to 60 feet. You are immune to extra damage from critical hits, ability damage, disease, drowning, and poison. You take only half damage from acid, electricity, and fire of all kinds.</text:span></text:p>
      <text:p text:style-name="P4"><text:span text:style-name="T2">While affected by this power, you can be detected by powers that read thoughts, life, or presences (including </text:span><text:span text:style-name="T4">true seeing</text:span><text:span text:style-name="T2">), or if you make suspicious movements in lighted areas.</text:span></text:p>
      <text:p text:style-name="P4"><text:span text:style-name="T2">You cannot harm anyone physically or manipulate any objects, but you can use your powers normally. Doing so may attract notice, but if you remain in a shadowed area, you get a +15 bonus on your Hide check to remain unnoticed.</text:span></text:p>
      <text:p text:style-name="P5"/>
      <text:h text:style-name="P3" text:outline-level="1"><text:span text:style-name="T6">Share Pain</text:span></text:h>
      <text:p text:style-name="P4"><text:soft-page-break/><text:span text:style-name="T2">Psychometabolism</text:span></text:p>
      <text:p text:style-name="P4"><text:span text:style-name="T3">Level:</text:span><text:span text:style-name="T2"> Psion/wilder 2</text:span></text:p>
      <text:p text:style-name="P4"><text:span text:style-name="T3">Display:</text:span><text:span text:style-name="T2"> Material and mental</text:span></text:p>
      <text:p text:style-name="P4"><text:span text:style-name="T3">Manifesting Time:</text:span><text:span text:style-name="T2"> 1 standard action</text:span></text:p>
      <text:p text:style-name="P4"><text:span text:style-name="T3">Range:</text:span><text:span text:style-name="T2"> Touch</text:span></text:p>
      <text:p text:style-name="P4"><text:span text:style-name="T3">Targets:</text:span><text:span text:style-name="T2"> You and one willing creature, or two willing creatures; see text</text:span></text:p>
      <text:p text:style-name="P4"><text:span text:style-name="T3">Duration:</text:span><text:span text:style-name="T2"> 1 hour/level (D)</text:span></text:p>
      <text:p text:style-name="P4"><text:span text:style-name="T3">Power Points:</text:span><text:span text:style-name="T2"> 3</text:span></text:p>
      <text:p text:style-name="P4"><text:span text:style-name="T2">This power creates a psychometabolic connection between you and a willing subject so that some of your wounds are transferred to the subject. You take half damage from all attacks that deal hit point damage to you, and the subject takes the remainder. The amount of damage not taken by you is taken by the subject. If your hit points are reduced by a lowered Constitution score, that reduction is not shared with the subject because it is not a form of hit point damage. When this power ends, subsequent damage is no longer divided between the subject and you, but damage already shared is not reassigned.</text:span></text:p>
      <text:p text:style-name="P4"><text:span text:style-name="T2">If you and the subject move farther away from each other than close range, the power ends.</text:span></text:p>
      <text:p text:style-name="P4"><text:span text:style-name="T2">You can manifest this power on two willing subjects, one of which you designate to share its damage with the other.</text:span></text:p>
      <text:p text:style-name="P5"/>
      <text:h text:style-name="P3" text:outline-level="1"><text:span text:style-name="T6">Share Pain, Forced</text:span></text:h>
      <text:p text:style-name="P4"><text:span text:style-name="T2">Psychometabolism</text:span></text:p>
      <text:p text:style-name="P4"><text:span text:style-name="T3">Level:</text:span><text:span text:style-name="T2"> Psion/wilder 3</text:span></text:p>
      <text:p text:style-name="P4"><text:span text:style-name="T3">Range:</text:span><text:span text:style-name="T2"> Close (25 ft. + 5 ft./2 levels)</text:span></text:p>
      <text:p text:style-name="P4"><text:span text:style-name="T3">Target:</text:span><text:span text:style-name="T2"> One creature</text:span></text:p>
      <text:p text:style-name="P4"><text:span text:style-name="T3">Duration:</text:span><text:span text:style-name="T2"> 1 round/level (D)</text:span></text:p>
      <text:p text:style-name="P4"><text:span text:style-name="T3">Saving Throw:</text:span><text:span text:style-name="T2"> Fortitude negates</text:span></text:p>
      <text:p text:style-name="P4"><text:span text:style-name="T3">Power Resistance:</text:span><text:span text:style-name="T2"> Yes</text:span></text:p>
      <text:p text:style-name="P4"><text:span text:style-name="T3">Power Points:</text:span><text:span text:style-name="T2"> 5</text:span></text:p>
      <text:p text:style-name="P4"><text:soft-page-break/><text:span text:style-name="T2">As </text:span><text:span text:style-name="T4">share pain</text:span><text:span text:style-name="T2">, except as noted here.</text:span></text:p>
      <text:p text:style-name="P4"><text:span text:style-name="T2">You attempt to force the sharing of your wounds with an unwilling creature, and for less time. If you are immune to the type of damage dealt, or if you convert lethal damage into nonlethal damage, the target takes no damage.</text:span></text:p>
      <text:p text:style-name="P4"><text:span text:style-name="T3">Augment:</text:span><text:span text:style-name="T2"> For every 2 additional power points you spend, this power’s save DC increases by 1.</text:span></text:p>
      <text:p text:style-name="P5"/>
      <text:h text:style-name="P3" text:outline-level="1"><text:span text:style-name="T6">Shatter Mind Blank</text:span></text:h>
      <text:p text:style-name="P4"><text:span text:style-name="T2">Telepathy</text:span></text:p>
      <text:p text:style-name="P4"><text:span text:style-name="T3">Level:</text:span><text:span text:style-name="T2"> Psion/wilder 5</text:span></text:p>
      <text:p text:style-name="P4"><text:span text:style-name="T3">Display:</text:span><text:span text:style-name="T2"> Olfactory</text:span></text:p>
      <text:p text:style-name="P4"><text:span text:style-name="T3">Manifesting Time:</text:span><text:span text:style-name="T2"> 1 standard action</text:span></text:p>
      <text:p text:style-name="P4"><text:span text:style-name="T3">Range:</text:span><text:span text:style-name="T2"> 30 ft.</text:span></text:p>
      <text:p text:style-name="P4"><text:span text:style-name="T3">Area:</text:span><text:span text:style-name="T2"> 30-ft.-radius burst centered on you</text:span></text:p>
      <text:p text:style-name="P4"><text:span text:style-name="T3">Duration:</text:span><text:span text:style-name="T2"> Instantaneous</text:span></text:p>
      <text:p text:style-name="P4"><text:span text:style-name="T3">Saving Throw:</text:span><text:span text:style-name="T2"> Will negates</text:span></text:p>
      <text:p text:style-name="P4"><text:span text:style-name="T3">Power Resistance:</text:span><text:span text:style-name="T2"> Yes</text:span></text:p>
      <text:p text:style-name="P4"><text:span text:style-name="T3">Power Points:</text:span><text:span text:style-name="T2"> 9</text:span></text:p>
      <text:p text:style-name="P4"><text:span text:style-name="T2">This power can negate a </text:span><text:span text:style-name="T4">psionic mind blank </text:span><text:span text:style-name="T2">or a </text:span><text:span text:style-name="T4">personal mind blank </text:span><text:span text:style-name="T2">affecting the target. If the target fails its save and does not overcome your attempt with its power resistance, you can shatter the mind blank by making a successful check (1d20 + your manifester level, maximum +20) against a DC equal to 11 + the manifester level of the creator of the </text:span><text:span text:style-name="T4">mind blank </text:span><text:span text:style-name="T2">effect. If you succeed, the </text:span><text:span text:style-name="T4">psionic mind blank </text:span><text:span text:style-name="T2">or </text:span><text:span text:style-name="T4">personal mind blank </text:span><text:span text:style-name="T2">ends, allowing you to affect the target thereafter with mind-affecting powers.</text:span></text:p>
      <text:p text:style-name="P5"/>
      <text:h text:style-name="P3" text:outline-level="1"><text:span text:style-name="T6">Skate</text:span></text:h>
      <text:p text:style-name="P4"><text:span text:style-name="T2">Psychoportation</text:span></text:p>
      <text:p text:style-name="P4"><text:span text:style-name="T3">Level:</text:span><text:span text:style-name="T2"> Psion/wilder 1, psychic warrior 1</text:span></text:p>
      <text:p text:style-name="P4"><text:span text:style-name="T3">Display:</text:span><text:span text:style-name="T2"> Material and visual</text:span></text:p>
      <text:p text:style-name="P4"><text:soft-page-break/><text:span text:style-name="T3">Manifesting Time:</text:span><text:span text:style-name="T2"> 1 standard action</text:span></text:p>
      <text:p text:style-name="P4"><text:span text:style-name="T3">Range:</text:span><text:span text:style-name="T2"> Personal or touch; see text</text:span></text:p>
      <text:p text:style-name="P4"><text:span text:style-name="T3">Target:</text:span><text:span text:style-name="T2"> You or one willing creature or one unattended object (total weight up to 100 lb./level); see text</text:span></text:p>
      <text:p text:style-name="P4"><text:span text:style-name="T3">Duration:</text:span><text:span text:style-name="T2"> 1 min./level (D)</text:span></text:p>
      <text:p text:style-name="P4"><text:span text:style-name="T3">Saving Throw:</text:span><text:span text:style-name="T2"> None</text:span></text:p>
      <text:p text:style-name="P4"><text:span text:style-name="T3">Power Resistance:</text:span><text:span text:style-name="T2"> Yes (harmless, object)</text:span></text:p>
      <text:p text:style-name="P4"><text:span text:style-name="T3">Power Points:</text:span><text:span text:style-name="T2"> 1</text:span></text:p>
      <text:p text:style-name="P4"><text:span text:style-name="T2">You, another willing creature, or an unattended object can slide along solid ground as if on smooth ice. If you manifest </text:span><text:span text:style-name="T4">skate </text:span><text:span text:style-name="T2">on yourself or another creature, the subject of the power retains equilibrium by mental desire alone, allowing her to gracefully skate along the ground, turn, or stop suddenly as desired. The skater’s land speed increases by 15 feet. (This adjustment is treated as an enhancement bonus.) As with any effect that increases speed, this power affects the subject’s maximum jumping distance.</text:span></text:p>
      <text:p text:style-name="P4"><text:span text:style-name="T2">The subject can skate up or down any incline or decline she could normally walk upon without mishap, though skating up an incline reduces the subject’s speed to normal, while skating down a decline increases her speed by an additional 15 feet. (This adjustment is treated as a circumstance bonus.)</text:span></text:p>
      <text:p text:style-name="P4"><text:span text:style-name="T2">If you manifest </text:span><text:span text:style-name="T4">skate </text:span><text:span text:style-name="T2">on an object, treat the object as having only one-tenth of its normal weight for the purpose of dragging it along the ground.</text:span></text:p>
      <text:p text:style-name="P5"/>
      <text:h text:style-name="P3" text:outline-level="1"><text:span text:style-name="T6">Solicit Psicrystal</text:span></text:h>
      <text:p text:style-name="P4"><text:span text:style-name="T2">Telepathy</text:span></text:p>
      <text:p text:style-name="P4"><text:span text:style-name="T3">Level:</text:span><text:span text:style-name="T2"> Psion/wilder 3</text:span></text:p>
      <text:p text:style-name="P4"><text:span text:style-name="T3">Display:</text:span><text:span text:style-name="T2"> Auditory</text:span></text:p>
      <text:p text:style-name="P4"><text:span text:style-name="T3">Manifesting Time:</text:span><text:span text:style-name="T2"> 1 swift action</text:span></text:p>
      <text:p text:style-name="P4"><text:span text:style-name="T3">Range:</text:span><text:span text:style-name="T2"> Close (25 ft. + 5 ft./2 levels)</text:span></text:p>
      <text:p text:style-name="P4"><text:span text:style-name="T3">Target:</text:span><text:span text:style-name="T2"> Your psicrystal</text:span></text:p>
      <text:p text:style-name="P4"><text:span text:style-name="T3">Duration:</text:span><text:span text:style-name="T2"> 1 round/level (D)</text:span></text:p>
      <text:p text:style-name="P4"><text:span text:style-name="T3">Saving Throw:</text:span><text:span text:style-name="T2"> No</text:span></text:p>
      <text:p text:style-name="P4"><text:span text:style-name="T3">Power Resistance:</text:span><text:span text:style-name="T2"> No</text:span></text:p>
      <text:p text:style-name="P4"><text:soft-page-break/><text:span text:style-name="T3">Power Points:</text:span><text:span text:style-name="T2"> 5</text:span></text:p>
      <text:p text:style-name="P4"><text:span text:style-name="T2">Your psicrystal takes over the responsibility of maintaining concentration on any single power you</text:span></text:p>
      <text:p text:style-name="P4"><text:span text:style-name="T2">have manifested and are concentrating on. While maintaining this concentration, the psicrystal is limited to move actions in each round, as normal. When the duration of </text:span><text:span text:style-name="T4">solicit psicrystal </text:span><text:span text:style-name="T2">expires, the power you transferred to the psicrystal ends (even if this would mean that the power ends earlier than normal). If necessary, the psicrystal makes Concentration checks using your Concentration modifier.</text:span></text:p>
      <text:p text:style-name="P4"><text:span text:style-name="T2">You can manifest this power (and transfer the responsibility) with an instant thought, quickly enough to gain the benefit of the power before you take any other actions in a round. Manifesting the power is a swift action, like manifesting a quickened power, and it counts toward the normal limit of one quickened power per round. You cannot manifest this power when it isn’t your turn.</text:span></text:p>
      <text:p text:style-name="P4"><text:span text:style-name="T3">Augment:</text:span><text:span text:style-name="T2"> For every additional power point you spend, this power’s maximum duration increases by 1 round.</text:span></text:p>
      <text:p text:style-name="P5"/>
      <text:h text:style-name="P3" text:outline-level="1"><text:span text:style-name="T6">Steadfast Perception</text:span></text:h>
      <text:p text:style-name="P4"><text:span text:style-name="T2">Clairsentience</text:span></text:p>
      <text:p text:style-name="P4"><text:span text:style-name="T3">Level:</text:span><text:span text:style-name="T2"> Psychic warrior 4</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0 min./level (D)</text:span></text:p>
      <text:p text:style-name="P4"><text:span text:style-name="T3">Power Points:</text:span><text:span text:style-name="T2"> 7</text:span></text:p>
      <text:p text:style-name="P4"><text:span text:style-name="T2">Your vision cannot be distracted or misled, granting you immunity to all figments and glamers (such as </text:span><text:span text:style-name="T4">invisibility</text:span><text:span text:style-name="T2">). Moreover, your Spot and Search checks receive a +6 enhancement bonus for the duration of this power. This power also grants you another saving throw against someone using </text:span><text:span text:style-name="T4">false sensory input </text:span><text:span text:style-name="T2">on you, but you must realize that that power has been used in order to know enough to manifest </text:span><text:span text:style-name="T4">steadfast perception</text:span><text:span text:style-name="T2">.</text:span></text:p>
      <text:p text:style-name="P5"/>
      <text:h text:style-name="P3" text:outline-level="1"><text:span text:style-name="T6">Stomp</text:span></text:h>
      <text:p text:style-name="P4"><text:span text:style-name="T2">Psychokinesis</text:span></text:p>
      <text:p text:style-name="P4"><text:span text:style-name="T3">Level:</text:span><text:span text:style-name="T2"> Psychic warrior 1</text:span></text:p>
      <text:p text:style-name="P4"><text:span text:style-name="T3">Display:</text:span><text:span text:style-name="T2"> Auditory and visual</text:span></text:p>
      <text:p text:style-name="P4"><text:soft-page-break/><text:span text:style-name="T3">Manifesting Time:</text:span><text:span text:style-name="T2"> 1 standard action</text:span></text:p>
      <text:p text:style-name="P4"><text:span text:style-name="T3">Range:</text:span><text:span text:style-name="T2"> 20 ft.</text:span></text:p>
      <text:p text:style-name="P4"><text:span text:style-name="T3">Area:</text:span><text:span text:style-name="T2"> Cone-shaped spread</text:span></text:p>
      <text:p text:style-name="P4"><text:span text:style-name="T3">Duration:</text:span><text:span text:style-name="T2"> Instantaneous</text:span></text:p>
      <text:p text:style-name="P4"><text:span text:style-name="T3">Saving Throw:</text:span><text:span text:style-name="T2"> Reflex negates</text:span></text:p>
      <text:p text:style-name="P4"><text:span text:style-name="T3">Power Resistance:</text:span><text:span text:style-name="T2"> No</text:span></text:p>
      <text:p text:style-name="P4"><text:span text:style-name="T3">Power Points:</text:span><text:span text:style-name="T2"> 1</text:span></text:p>
      <text:p text:style-name="P4"><text:span text:style-name="T2">Your foot stomp precipitates a psychokinetic shock wave that travels along the ground, toppling creatures and loose objects. The shock wave affects only creatures standing on the ground within the power’s area. Creatures that fail their saves are thrown to the ground, become prone, and take 1d4 points of nonlethal damage.</text:span></text:p>
      <text:p text:style-name="P4"><text:span text:style-name="T3">Augment:</text:span><text:span text:style-name="T2"> For every additional power point you spend, this power’s nonlethal damage increases by 1d4 points.</text:span></text:p>
      <text:p text:style-name="P5"/>
      <text:h text:style-name="P3" text:outline-level="1"><text:span text:style-name="T6">Strength of My Enemy</text:span></text:h>
      <text:p text:style-name="P4"><text:span text:style-name="T2">Psychometabolism</text:span></text:p>
      <text:p text:style-name="P4"><text:span text:style-name="T3">Level:</text:span><text:span text:style-name="T2"> Psychic warrior 2</text:span></text:p>
      <text:p text:style-name="P4"><text:span text:style-name="T3">Display:</text:span><text:span text:style-name="T2"> Visual; see text</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round/level (D)</text:span></text:p>
      <text:p text:style-name="P4"><text:span text:style-name="T3">Power Points:</text:span><text:span text:style-name="T2"> 3</text:span></text:p>
      <text:p text:style-name="P4"><text:span text:style-name="T2">You gain the ability to siphon away your enemy’s strength for your own use. One of your natural or manufactured weapons becomes the instrument of your desire, and deals 1 point of Strength damage on each successful hit. You gain that point of Strength as an enhancement bonus to your Strength score. Strength you siphon from different foes is tracked separately—the total siphoned from each individual foe is considered a separate enhancement bonus to your Strength (maximum +8), and you gain only the highest total.</text:span></text:p>
      <text:p text:style-name="P4"><text:span text:style-name="T3">Augment:</text:span><text:span text:style-name="T2"> You can augment this power in one or both of the following ways.</text:span></text:p>
      <text:p text:style-name="P4"><text:soft-page-break/><text:span text:style-name="T2">1. For every 3 additional power points you spend, the maximum enhancement bonus you can add to your Strength increases by 2.</text:span></text:p>
      <text:p text:style-name="P4"><text:span text:style-name="T2">2. If you spend 6 additional power points, you can manifest this power as a swift action.</text:span></text:p>
      <text:p text:style-name="P5"/>
      <text:h text:style-name="P3" text:outline-level="1"><text:span text:style-name="T6">Suggestion, Psionic</text:span></text:h>
      <text:p text:style-name="P4"><text:span text:style-name="T2">Telepathy (Compulsion) [Mind-Affecting, Language-Dependent]</text:span></text:p>
      <text:p text:style-name="P4"><text:span text:style-name="T3">Level:</text:span><text:span text:style-name="T2"> Telepath 2</text:span></text:p>
      <text:p text:style-name="P4"><text:span text:style-name="T3">Display:</text:span><text:span text:style-name="T2"> Auditory</text:span></text:p>
      <text:p text:style-name="P4"><text:span text:style-name="T3">Manifesting Time:</text:span><text:span text:style-name="T2"> 1 standard action</text:span></text:p>
      <text:p text:style-name="P4"><text:span text:style-name="T3">Range:</text:span><text:span text:style-name="T2"> Close (25 ft. + 5 ft./2 levels)</text:span></text:p>
      <text:p text:style-name="P4"><text:span text:style-name="T3">Target:</text:span><text:span text:style-name="T2"> One creature</text:span></text:p>
      <text:p text:style-name="P4"><text:span text:style-name="T3">Duration:</text:span><text:span text:style-name="T2"> 1 hour/level or until completed</text:span></text:p>
      <text:p text:style-name="P4"><text:span text:style-name="T3">Saving Throw:</text:span><text:span text:style-name="T2"> Will negates</text:span></text:p>
      <text:p text:style-name="P4"><text:span text:style-name="T3">Power Resistance:</text:span><text:span text:style-name="T2"> Yes</text:span></text:p>
      <text:p text:style-name="P4"><text:span text:style-name="T3">Power Points:</text:span><text:span text:style-name="T2"> 3</text:span></text:p>
      <text:p text:style-name="P4"><text:span text:style-name="T2">As the </text:span><text:span text:style-name="T4">suggestion </text:span><text:span text:style-name="T2">spell, except as noted here.</text:span></text:p>
      <text:p text:style-name="P4"><text:span text:style-name="T3">Augment:</text:span><text:span text:style-name="T2"> For every 2 additional power points you spend, this power can affect an additional target. Any additional target cannot be more than 15 feet from another target of the power.</text:span></text:p>
      <text:p text:style-name="P5"/>
      <text:h text:style-name="P3" text:outline-level="1"><text:span text:style-name="T6">Suspend Life</text:span></text:h>
      <text:p text:style-name="P4"><text:span text:style-name="T2">Psychometabolism</text:span></text:p>
      <text:p text:style-name="P4"><text:span text:style-name="T3">Level:</text:span><text:span text:style-name="T2"> Psion/wilder 6, psychic warrior 6</text:span></text:p>
      <text:p text:style-name="P4"><text:span text:style-name="T3">Display:</text:span><text:span text:style-name="T2"> Olfactory</text:span></text:p>
      <text:p text:style-name="P4"><text:soft-page-break/><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Permanent unless ended or dismissed; see text</text:span></text:p>
      <text:p text:style-name="P4"><text:span text:style-name="T3">Power Points:</text:span><text:span text:style-name="T2"> 11</text:span></text:p>
      <text:p text:style-name="P4"><text:span text:style-name="T2">You can place yourself into a trance so deep that you are almost in suspended animation. Even powers that detect life or thought are incapable of determining that you are alive.</text:span></text:p>
      <text:p text:style-name="P4"><text:span text:style-name="T2">While you are suspended, you are aware of your surroundings. You feel the passage of one day for every year that actually passes. Though on a slower schedule, you grow hungry after a “day” without food (though a year passes in actuality) and begin to suffer the effects of thirst and starvation as appropriate.</text:span></text:p>
      <text:p text:style-name="P4"><text:span text:style-name="T2">If you take any damage, you come out of your trance 4 rounds later. The trance can also be ended by a successful use of </text:span><text:span text:style-name="T4">dispel psionics. </text:span><text:span text:style-name="T2">If you choose to dismiss the power, your trance ends 10 rounds later.</text:span></text:p>
      <text:p text:style-name="P5"/>
      <text:h text:style-name="P3" text:outline-level="1"><text:span text:style-name="T6">Sustenance</text:span></text:h>
      <text:p text:style-name="P4"><text:span text:style-name="T2">Psychometabolism</text:span></text:p>
      <text:p text:style-name="P4"><text:span text:style-name="T3">Level:</text:span><text:span text:style-name="T2"> Psion/wilder 2, psychic warrior 2</text:span></text:p>
      <text:p text:style-name="P4"><text:span text:style-name="T3">Display:</text:span><text:span text:style-name="T2"> Materi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Instantaneous</text:span></text:p>
      <text:p text:style-name="P4"><text:span text:style-name="T3">Power Points:</text:span><text:span text:style-name="T2"> 3</text:span></text:p>
      <text:p text:style-name="P4"><text:span text:style-name="T2">You can go without food and water for one day. Each time you manifest this power, your body manufactures suffi- cient solid and liquid nourishment to satisfy your needs for that time.</text:span></text:p>
      <text:p text:style-name="P5"/>
      <text:h text:style-name="P3" text:outline-level="1"><text:span text:style-name="T6">Swarm of Crystals</text:span></text:h>
      <text:p text:style-name="P4"><text:soft-page-break/><text:span text:style-name="T2">Metacreativity (Creation)</text:span></text:p>
      <text:p text:style-name="P4"><text:span text:style-name="T3">Level:</text:span><text:span text:style-name="T2"> Psion/wilder 2</text:span></text:p>
      <text:p text:style-name="P4"><text:span text:style-name="T3">Display:</text:span><text:span text:style-name="T2"> Material</text:span></text:p>
      <text:p text:style-name="P4"><text:span text:style-name="T3">Manifesting Time:</text:span><text:span text:style-name="T2"> 1 standard action</text:span></text:p>
      <text:p text:style-name="P4"><text:span text:style-name="T3">Range:</text:span><text:span text:style-name="T2"> 15 ft.</text:span></text:p>
      <text:p text:style-name="P4"><text:span text:style-name="T3">Area:</text:span><text:span text:style-name="T2"> Cone-shaped spread</text:span></text:p>
      <text:p text:style-name="P4"><text:span text:style-name="T3">Duration:</text:span><text:span text:style-name="T2"> Instantaneous</text:span></text:p>
      <text:p text:style-name="P4"><text:span text:style-name="T3">Saving Throw:</text:span><text:span text:style-name="T2"> None</text:span></text:p>
      <text:p text:style-name="P4"><text:span text:style-name="T3">Power Resistance:</text:span><text:span text:style-name="T2"> No</text:span></text:p>
      <text:p text:style-name="P4"><text:span text:style-name="T3">Power Points:</text:span><text:span text:style-name="T2"> 3</text:span></text:p>
      <text:p text:style-name="P4"><text:span text:style-name="T2">Thousands of tiny crystal shards spray forth in an arc from your hand. These razorlike crystals slice everything in their path. Anyone caught in the cone takes 3d4 points of slashing damage.</text:span></text:p>
      <text:p text:style-name="P4"><text:span text:style-name="T3">Augment:</text:span><text:span text:style-name="T2"> For every additional power point you spend, this power’s damage increases by 1d4 points.</text:span></text:p>
      <text:p text:style-name="P5"/>
      <text:h text:style-name="P3" text:outline-level="1"><text:span text:style-name="T6">Synesthete</text:span></text:h>
      <text:p text:style-name="P4"><text:span text:style-name="T2">Psychometabolism</text:span></text:p>
      <text:p text:style-name="P4"><text:span text:style-name="T3">Level:</text:span><text:span text:style-name="T2"> Psion/wilder 1, psychic warrior 1</text:span></text:p>
      <text:p text:style-name="P4"><text:span text:style-name="T3">Display: </text:span><text:span text:style-name="T2">Materi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0 min./level (D)</text:span></text:p>
      <text:p text:style-name="P4"><text:soft-page-break/><text:span text:style-name="T3">Power Points:</text:span><text:span text:style-name="T2"> 1</text:span></text:p>
      <text:p text:style-name="P4"><text:span text:style-name="T2">You receive one kind of sensory input when a different sense is stimulated. In particular, you can either feel light or feel sound. You can shift your stimulated sense between these two options once per round as a swift action. Your senses continue to work normally as well, unless they are impaired for some reason.</text:span></text:p>
      <text:p text:style-name="P4"><text:span text:style-name="T2">Your face must be uncovered to use this power, because it is the skin of your face that acts as the sensory receiver.</text:span></text:p>
      <text:p text:style-name="P4"><text:span text:style-name="T2">If you are feeling light by absorbing ambient light onto your skin, you have your normal visual abilities (except for darkvision), even if your eyes are closed or you are blinded. If your eyes are working normally, you gain a +4 circumstance bonus on all Spot and Search checks. While feeling light, you are immune to gaze attacks.</text:span></text:p>
      <text:p text:style-name="P4"><text:span text:style-name="T2">If you are feeling sound by absorbing sound onto your skin and your ears are working normally, the expanded audio input provides you with a +4 circumstance bonus on Listen checks.</text:span></text:p>
      <text:p text:style-name="P4"><text:span text:style-name="T2">Psionic or magical displacement effects, invisibility effects, illusions, and other similar effects confuse your </text:span><text:span text:style-name="T4">synesthete </text:span><text:span text:style-name="T2">senses just as they would your normal senses.</text:span></text:p>
      <text:p text:style-name="P4"><text:span text:style-name="T2">You can also use this power to see sound if you are deafened, or hear light if you are blinded, thus removing all penalties associated with either condition (though you gain no bonuses for using the power in this way if you are not deafened or blinded).</text:span></text:p>
      <text:p text:style-name="P5"/>
      <text:h text:style-name="P3" text:outline-level="1"><text:span text:style-name="T6">Telekinetic Force</text:span></text:h>
      <text:p text:style-name="P4"><text:span text:style-name="T2">Psychokinesis [Force]</text:span></text:p>
      <text:p text:style-name="P4"><text:span text:style-name="T3">Level:</text:span><text:span text:style-name="T2"> Psion/wilder 3</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Medium (100 ft. + 10 ft./ level)</text:span></text:p>
      <text:p text:style-name="P4"><text:span text:style-name="T3">Target:</text:span><text:span text:style-name="T2"> One object at a time</text:span></text:p>
      <text:p text:style-name="P4"><text:span text:style-name="T3">Duration:</text:span><text:span text:style-name="T2"> Concentration, up to 1 round/level</text:span></text:p>
      <text:p text:style-name="P4"><text:span text:style-name="T3">Saving Throw:</text:span><text:span text:style-name="T2"> Will negates (object); see text</text:span></text:p>
      <text:p text:style-name="P4"><text:span text:style-name="T3">Power Resistance:</text:span><text:span text:style-name="T2"> Yes (object)</text:span></text:p>
      <text:p text:style-name="P4"><text:span text:style-name="T3">Power Points:</text:span><text:span text:style-name="T2"> 5</text:span></text:p>
      <text:p text:style-name="P4"><text:span text:style-name="T2">You move an object by concentrating your mind upon its current location and then the location you desire, creating a sustained force. You can move an object weighing no more than 250 pounds up to 20 feet per round. A creature can negate the effect on an object it possesses with a successful Will save or with power resistance. The weight can be moved across the ground or through the air. This power ends if the object is forced out of range. If you cease concentration, the object falls or stops.</text:span></text:p>
      <text:p text:style-name="P4"><text:span text:style-name="T2">You can drop a weight and pick up another during the power’s duration, as long as you don’t stop concentrating on maintaining the power. An object can be telekinetically manipulated as if you were moving it with one hand.</text:span></text:p>
      <text:p text:style-name="P4"><text:soft-page-break/><text:span text:style-name="T2">If you spend at least 5 rounds concentrating on an unattended object, you can attempt to break or burst it as if making a Strength check, except that you apply your key ability modifier to the check instead of your Strength modifier.</text:span></text:p>
      <text:p text:style-name="P4"><text:span text:style-name="T3">Augment:</text:span><text:span text:style-name="T2"> For every additional power point you spend, the weight limit of the target increases by 25 pounds.</text:span></text:p>
      <text:p text:style-name="P5"/>
      <text:h text:style-name="P3" text:outline-level="1"><text:span text:style-name="T6">Telekinetic Maneuver</text:span></text:h>
      <text:p text:style-name="P4"><text:span text:style-name="T2">Psychokinesis [Force]</text:span></text:p>
      <text:p text:style-name="P4"><text:span text:style-name="T3">Level:</text:span><text:span text:style-name="T2"> Psion/wilder 4</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Medium (100 ft. + 10 ft./ level)</text:span></text:p>
      <text:p text:style-name="P4"><text:span text:style-name="T3">Target:</text:span><text:span text:style-name="T2"> One creature</text:span></text:p>
      <text:p text:style-name="P4"><text:span text:style-name="T3">Duration:</text:span><text:span text:style-name="T2"> Concentration, up to 1 round/level</text:span></text:p>
      <text:p text:style-name="P4"><text:span text:style-name="T3">Saving Throw:</text:span><text:span text:style-name="T2"> None</text:span></text:p>
      <text:p text:style-name="P4"><text:span text:style-name="T3">Power Resistance:</text:span><text:span text:style-name="T2"> Yes</text:span></text:p>
      <text:p text:style-name="P4"><text:span text:style-name="T3">Power Points:</text:span><text:span text:style-name="T2"> 7</text:span></text:p>
      <text:p text:style-name="P4"><text:span text:style-name="T2">You can affect a foe by concentrating your mind upon its current status and the status you desire, once per round. You can perform a bull rush, a disarm, a grapple (including a pin), or a trip. Resolve these attempts as normal, except that they don’t provoke attacks of opportunity, you use your manifester level in place of your base attack bonus (for disarm and grapple attempts), you use your Intelligence modifier in place of your Strength modifier or Dexterity modifier, and a failed attempt doesn’t allow a reactive attempt by the target (such as normally allowed on disarm or trip attempts). No save is allowed against these attempts, but power resistance applies normally.</text:span></text:p>
      <text:p text:style-name="P4"><text:span text:style-name="T3">Augment:</text:span><text:span text:style-name="T2"> For every 2 additional power points you spend, this power grants a +1 bonus on your checks involving bull rush, disarm, grapple, or trip attempts.</text:span></text:p>
      <text:p text:style-name="P5"/>
      <text:h text:style-name="P3" text:outline-level="1"><text:span text:style-name="T6">Telekinetic Sphere, Psionic</text:span></text:h>
      <text:p text:style-name="P4"><text:span text:style-name="T2">Psychokinesis [Force]</text:span></text:p>
      <text:p text:style-name="P4"><text:span text:style-name="T3">Level:</text:span><text:span text:style-name="T2"> Kineticist 8</text:span></text:p>
      <text:p text:style-name="P4"><text:span text:style-name="T3">Display:</text:span><text:span text:style-name="T2"> Material</text:span></text:p>
      <text:p text:style-name="P4"><text:soft-page-break/><text:span text:style-name="T3">Manifesting Time:</text:span><text:span text:style-name="T2"> 1 standard action</text:span></text:p>
      <text:p text:style-name="P4"><text:span text:style-name="T3">Range:</text:span><text:span text:style-name="T2"> Close (25 ft. + 5 ft./2 levels)</text:span></text:p>
      <text:p text:style-name="P4"><text:span text:style-name="T3">Effect:</text:span><text:span text:style-name="T2"> 1-ft.-diameter/level sphere, centered around creatures or objects</text:span></text:p>
      <text:p text:style-name="P4"><text:span text:style-name="T3">Duration:</text:span><text:span text:style-name="T2"> 1 min./level (D)</text:span></text:p>
      <text:p text:style-name="P4"><text:span text:style-name="T3">Saving Throw:</text:span><text:span text:style-name="T2"> Reflex negates (object)</text:span></text:p>
      <text:p text:style-name="P4"><text:span text:style-name="T3">Power Resistance:</text:span><text:span text:style-name="T2"> Yes (object)</text:span></text:p>
      <text:p text:style-name="P4"><text:span text:style-name="T3">Power Points:</text:span><text:span text:style-name="T2"> 15</text:span></text:p>
      <text:p text:style-name="P4"><text:span text:style-name="T2">As the </text:span><text:span text:style-name="T4">telekinetic sphere </text:span><text:span text:style-name="T2">spell, except as noted here.</text:span></text:p>
      <text:p text:style-name="P5"/>
      <text:h text:style-name="P3" text:outline-level="1"><text:span text:style-name="T6">Telekinetic Thrust</text:span></text:h>
      <text:p text:style-name="P4"><text:span text:style-name="T2">Psychokinesis</text:span></text:p>
      <text:p text:style-name="P4"><text:span text:style-name="T3">Level:</text:span><text:span text:style-name="T2"> Psion/wilder 3</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Medium (100 ft. + 10 ft./ level)</text:span></text:p>
      <text:p text:style-name="P4"><text:span text:style-name="T3">Target or Targets:</text:span><text:span text:style-name="T2"> One or more objects or creatures with a total weight of 250 lb. or less</text:span></text:p>
      <text:p text:style-name="P4"><text:span text:style-name="T3">Duration:</text:span><text:span text:style-name="T2"> Instantaneous</text:span></text:p>
      <text:p text:style-name="P4"><text:span text:style-name="T3">Saving Throw:</text:span><text:span text:style-name="T2"> Will negates or Will negates (object); see text</text:span></text:p>
      <text:p text:style-name="P4"><text:span text:style-name="T3">Power Resistance:</text:span><text:span text:style-name="T2"> Yes or Yes (object); see text</text:span></text:p>
      <text:p text:style-name="P4"><text:span text:style-name="T3">Power Points:</text:span><text:span text:style-name="T2"> 5</text:span></text:p>
      <text:p text:style-name="P4"><text:span text:style-name="T2">You can affect one or more objects or creatures by concentrating your mind upon, sending them in a deadly hail at your foes—or simply by hurling your foe! You can hurl one object or creature per manifester level (maximum fifteen separate targets), as long as all are within the power’s range and each is no more than 10 feet away from another one. Each object or creature can be hurled a maximum distance of 10 feet per level.</text:span></text:p>
      <text:p text:style-name="P4"><text:soft-page-break/><text:span text:style-name="T2">You must succeed on ranged attack rolls (one per creature or object thrown) to hit the target of the hurled items with the items, applying your Intelligence modifier to the attack roll instead of your Dexterity modifier. Hurled weapons deal their standard damage (your Strength bonus does not apply; arrows or bolts deal damage as daggers of their size when used in this manner). Other objects deal damage ranging from 1 point per 25 pounds of weight (for less dangerous objects such as an empty barrel) to 1d6 points per 25 pounds of weight (for hard, dense objects such as a boulder).</text:span></text:p>
      <text:p text:style-name="P4"><text:span text:style-name="T2">Creatures are allowed Will saves (and power resistance) to negate the effect, as are those whose held possessions are targeted by this power.</text:span></text:p>
      <text:p text:style-name="P4"><text:span text:style-name="T2">If you use this power to hurl a creature against a solid surface, it takes damage as if it had fallen 10 feet (1d6 points).</text:span></text:p>
      <text:p text:style-name="P4"><text:span text:style-name="T3">Augment:</text:span><text:span text:style-name="T2"> For every additional power point you spend, the weight limit of the target or targets increases by 25 pounds.</text:span></text:p>
      <text:p text:style-name="P5"/>
      <text:h text:style-name="P3" text:outline-level="1"><text:span text:style-name="T6">Telempathic Projection</text:span></text:h>
      <text:p text:style-name="P4"><text:span text:style-name="T2">Telepathy (Charm) [Mind-Affecting]</text:span></text:p>
      <text:p text:style-name="P4"><text:span text:style-name="T3">Level:</text:span><text:span text:style-name="T2"> Psion/wilder 1</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Medium (100 ft. + 10 ft./ level)</text:span></text:p>
      <text:p text:style-name="P4"><text:span text:style-name="T3">Target:</text:span><text:span text:style-name="T2"> One creature</text:span></text:p>
      <text:p text:style-name="P4"><text:span text:style-name="T3">Duration:</text:span><text:span text:style-name="T2"> 1 min./level</text:span></text:p>
      <text:p text:style-name="P4"><text:span text:style-name="T3">Saving Throw:</text:span><text:span text:style-name="T2"> Will negates</text:span></text:p>
      <text:p text:style-name="P4"><text:span text:style-name="T3">Power Resistance:</text:span><text:span text:style-name="T2"> Yes</text:span></text:p>
      <text:p text:style-name="P4"><text:span text:style-name="T3">Power Points:</text:span><text:span text:style-name="T2"> 1</text:span></text:p>
      <text:p text:style-name="P4"><text:span text:style-name="T2">You alter the subject’s mood, adjusting its attitude toward you by one step in a positive direction. For instance, an unfriendly creature can be made indifferent, or a hostile creature unfriendly. You can grant a +4 bonus on your own (or others’) Bluff, Diplomacy, Intimidate, Perform, or Sense Motive checks involving the affected creature.</text:span></text:p>
      <text:p text:style-name="P5"/>
      <text:h text:style-name="P3" text:outline-level="1"><text:span text:style-name="T6">Teleport, Psionic</text:span></text:h>
      <text:p text:style-name="P4"><text:span text:style-name="T2">Psychoportation (Teleportation)</text:span></text:p>
      <text:p text:style-name="P4"><text:span text:style-name="T3">Level:</text:span><text:span text:style-name="T2"> Nomad 5</text:span></text:p>
      <text:p text:style-name="P4"><text:soft-page-break/><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Personal and touch</text:span></text:p>
      <text:p text:style-name="P4"><text:span text:style-name="T3">Target or Targets:</text:span><text:span text:style-name="T2"> You and touched objects or other touched willing creatures</text:span></text:p>
      <text:p text:style-name="P4"><text:span text:style-name="T3">Duration:</text:span><text:span text:style-name="T2"> Instantaneous</text:span></text:p>
      <text:p text:style-name="P4"><text:span text:style-name="T3">Saving Throw:</text:span><text:span text:style-name="T2"> None or Will negates (object)</text:span></text:p>
      <text:p text:style-name="P4"><text:span text:style-name="T3">Power Resistance:</text:span><text:span text:style-name="T2"> No or Yes (object)</text:span></text:p>
      <text:p text:style-name="P4"><text:span text:style-name="T3">Power Points:</text:span><text:span text:style-name="T2"> 9</text:span></text:p>
      <text:p text:style-name="P4"><text:span text:style-name="T2">As the </text:span><text:span text:style-name="T4">teleport </text:span><text:span text:style-name="T2">spell, except as noted here.</text:span></text:p>
      <text:p text:style-name="P5"/>
      <text:h text:style-name="P3" text:outline-level="1"><text:span text:style-name="T6">Teleport, Psionic Greater</text:span></text:h>
      <text:p text:style-name="P4"><text:span text:style-name="T2">Psychoportation (Teleportation)</text:span></text:p>
      <text:p text:style-name="P4"><text:span text:style-name="T3">Level:</text:span><text:span text:style-name="T2"> Psion/wilder 8</text:span></text:p>
      <text:p text:style-name="P4"><text:span text:style-name="T3">Power Points:</text:span><text:span text:style-name="T2"> 15</text:span></text:p>
      <text:p text:style-name="P4"><text:span text:style-name="T2">As the </text:span><text:span text:style-name="T4">greater teleport </text:span><text:span text:style-name="T2">spell, except as noted here.</text:span></text:p>
      <text:p text:style-name="P5"/>
      <text:h text:style-name="P3" text:outline-level="1"><text:span text:style-name="T6">Teleportation Circle, Psionic</text:span></text:h>
      <text:p text:style-name="P4"><text:span text:style-name="T2">Psychoportation (Teleportation)</text:span></text:p>
      <text:p text:style-name="P4"><text:span text:style-name="T3">Level:</text:span><text:span text:style-name="T2"> Nomad 9</text:span></text:p>
      <text:p text:style-name="P4"><text:span text:style-name="T3">Display:</text:span><text:span text:style-name="T2"> Mental</text:span></text:p>
      <text:p text:style-name="P4"><text:span text:style-name="T3">Manifesting Time:</text:span><text:span text:style-name="T2"> 10 minutes</text:span></text:p>
      <text:p text:style-name="P4"><text:soft-page-break/><text:span text:style-name="T3">Range:</text:span><text:span text:style-name="T2"> 0 ft.</text:span></text:p>
      <text:p text:style-name="P4"><text:span text:style-name="T3">Effect:</text:span><text:span text:style-name="T2"> 5-ft.-radius circle that teleports those who activate it</text:span></text:p>
      <text:p text:style-name="P4"><text:span text:style-name="T3">Duration:</text:span><text:span text:style-name="T2"> 10 min./level (D)</text:span></text:p>
      <text:p text:style-name="P4"><text:span text:style-name="T3">Saving Throw:</text:span><text:span text:style-name="T2"> None</text:span></text:p>
      <text:p text:style-name="P4"><text:span text:style-name="T3">Power Resistance:</text:span><text:span text:style-name="T2"> Yes</text:span></text:p>
      <text:p text:style-name="P4"><text:span text:style-name="T3">Power Points:</text:span><text:span text:style-name="T2"> 17</text:span></text:p>
      <text:p text:style-name="P4"><text:span text:style-name="T2">As the </text:span><text:span text:style-name="T4">teleportation circle </text:span><text:span text:style-name="T2">spell, except as noted here.</text:span></text:p>
      <text:p text:style-name="P5"/>
      <text:h text:style-name="P3" text:outline-level="1"><text:span text:style-name="T6">Teleport Trigger</text:span></text:h>
      <text:p text:style-name="P4"><text:span text:style-name="T2">Psychoportation (Teleportation)</text:span></text:p>
      <text:p text:style-name="P4"><text:span text:style-name="T3">Level:</text:span><text:span text:style-name="T2"> Nomad 5</text:span></text:p>
      <text:p text:style-name="P4"><text:span text:style-name="T3">Display:</text:span><text:span text:style-name="T2"> Materi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hour/level (D)</text:span></text:p>
      <text:p text:style-name="P4"><text:span text:style-name="T3">Power Points:</text:span><text:span text:style-name="T2"> 9</text:span></text:p>
      <text:p text:style-name="P4"><text:span text:style-name="T2">You specify a situation that triggers your automatic manifestation of a </text:span><text:span text:style-name="T4">psionic teleport, </text:span><text:span text:style-name="T2">taking you to a predetermined location. You must know the </text:span><text:span text:style-name="T4">psionic teleport </text:span><text:span text:style-name="T2">power and have sufficient power points to manifest it when the specified situation occurs.</text:span></text:p>
      <text:p text:style-name="P4"><text:span text:style-name="T2">The </text:span><text:span text:style-name="T4">teleport trigger </text:span><text:span text:style-name="T2">goes off on the initiative count immediately after the specified situation occurs, even if you are flat-footed or you have already taken your turn in the current round. The specified situation can be described in general terms or specific terms.</text:span></text:p>
      <text:p text:style-name="P5"/>
      <text:h text:style-name="P3" text:outline-level="1"><text:span text:style-name="T6">Temporal Acceleration</text:span></text:h>
      <text:p text:style-name="P4"><text:soft-page-break/><text:span text:style-name="T2">Psychoportation</text:span></text:p>
      <text:p text:style-name="P4"><text:span text:style-name="T3">Level:</text:span><text:span text:style-name="T2"> Psion/wilder 6</text:span></text:p>
      <text:p text:style-name="P4"><text:span text:style-name="T3">Display:</text:span><text:span text:style-name="T2"> None</text:span></text:p>
      <text:p text:style-name="P4"><text:span text:style-name="T3">Manifesting Time:</text:span><text:span text:style-name="T2"> 1 swift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round (in apparent time); see text</text:span></text:p>
      <text:p text:style-name="P4"><text:span text:style-name="T3">Power Points:</text:span><text:span text:style-name="T2"> 11</text:span></text:p>
      <text:p text:style-name="P4"><text:span text:style-name="T2">You enter another time frame, speeding up so greatly that all other creatures seem frozen, though they are actually still moving at normal speed. You are free to act for 1 round of apparent time. You can manifest powers, cast spells, move, or perform other types of actions, subject to the restrictions outlined below.</text:span></text:p>
      <text:p text:style-name="P4"><text:span text:style-name="T2">While your </text:span><text:span text:style-name="T4">temporal acceleration </text:span><text:span text:style-name="T2">is in effect, other creatures are invulnerable to your attacks and powers. This means you cannot target a creature with any attack or power. However, a power you manifest that affects an area and has a duration longer than the remaining duration of your </text:span><text:span text:style-name="T4">temporal acceleration </text:span><text:span text:style-name="T2">has its normal effect on creatures in the area once this power ends.</text:span></text:p>
      <text:p text:style-name="P4"><text:span text:style-name="T2">You can affect an unattended object but not an object held, carried, or worn by another creature. You are undetectable by any means while your </text:span><text:span text:style-name="T4">temporal acceleration </text:span><text:span text:style-name="T2">lasts.</text:span></text:p>
      <text:p text:style-name="P4"><text:span text:style-name="T2">While under the effect of this power, you cannot enter an area protected by a </text:span><text:span text:style-name="T4">null psionics field </text:span><text:span text:style-name="T2">or by a power or spell that neutralizes high-level powers or spells. Normal and magical fire, cold, acid, and the like can still harm you.</text:span></text:p>
      <text:p text:style-name="P4"><text:span text:style-name="T2">When your </text:span><text:span text:style-name="T4">temporal acceleration </text:span><text:span text:style-name="T2">expires, you resume acting during your current turn in the standard time frame. You are shaken for 1 round upon your return to the standard time frame.</text:span></text:p>
      <text:p text:style-name="P4"><text:span text:style-name="T2">Splintered or partitioned minds within your own mind, such as might be in effect through the use of powers such as </text:span><text:span text:style-name="T4">schism</text:span><text:span text:style-name="T2">, are not temporally speeded up, even if your second mind manifested this power (your primary mind gains the benefit, while your second mind remains stuck in the standard time frame).</text:span></text:p>
      <text:p text:style-name="P4"><text:span text:style-name="T2">Manifesting this power is a swift action, like manifesting a quickened power, and it counts toward the normal limit of one quickened power per round. You cannot manifest this power when it isn’t your turn.</text:span></text:p>
      <text:p text:style-name="P4"><text:span text:style-name="T3">Augment:</text:span><text:span text:style-name="T2"> For every 4 additional power points you spend, this power’s duration (in apparent time) increases by 1 round.</text:span></text:p>
      <text:p text:style-name="P5"/>
      <text:h text:style-name="P3" text:outline-level="1"><text:span text:style-name="T6">Thicken Skin</text:span></text:h>
      <text:p text:style-name="P4"><text:span text:style-name="T2">Psychometabolism</text:span></text:p>
      <text:p text:style-name="P4"><text:span text:style-name="T3">Level:</text:span><text:span text:style-name="T2"> Egoist 1, psychic warrior 1</text:span></text:p>
      <text:p text:style-name="P4"><text:span text:style-name="T3">Display:</text:span><text:span text:style-name="T2"> Material and olfactory</text:span></text:p>
      <text:p text:style-name="P4"><text:soft-page-break/><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0 min./level</text:span></text:p>
      <text:p text:style-name="P4"><text:span text:style-name="T3">Power Points:</text:span><text:span text:style-name="T2"> 1</text:span></text:p>
      <text:p text:style-name="P4"><text:span text:style-name="T2">Your skin or natural armor thickens and spreads across your body, providing a +1 enhancement bonus to your Armor Class.</text:span></text:p>
      <text:p text:style-name="P4"><text:span text:style-name="T3">Augment:</text:span><text:span text:style-name="T2"> You can augment this power in one or both of the following ways.</text:span></text:p>
      <text:p text:style-name="P4"><text:span text:style-name="T2">1. For every 3 additional power points you spend, the enhancement bonus increases by 1.</text:span></text:p>
      <text:p text:style-name="P4"><text:span text:style-name="T2">2. If you spend 6 additional power points, you can manifest this power as a swift action.</text:span></text:p>
      <text:p text:style-name="P5"/>
      <text:h text:style-name="P3" text:outline-level="1"><text:span text:style-name="T6">Thought Shield</text:span></text:h>
      <text:p text:style-name="P4"><text:span text:style-name="T2">Telepathy [Mind-Affecting]</text:span></text:p>
      <text:p text:style-name="P4"><text:span text:style-name="T3">Level:</text:span><text:span text:style-name="T2"> Psion/wilder 2, psychic warrior 2</text:span></text:p>
      <text:p text:style-name="P4"><text:span text:style-name="T3">Display:</text:span><text:span text:style-name="T2"> Auditory</text:span></text:p>
      <text:p text:style-name="P4"><text:span text:style-name="T3">Manifesting Time:</text:span><text:span text:style-name="T2"> 1 immediate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round</text:span></text:p>
      <text:p text:style-name="P4"><text:span text:style-name="T3">Power Points:</text:span><text:span text:style-name="T2"> 3</text:span></text:p>
      <text:p text:style-name="P4"><text:span text:style-name="T2">You fortify your mind against intrusions, gaining power resistance 13 against all mind-affecting powers.</text:span></text:p>
      <text:p text:style-name="P4"><text:span text:style-name="T2">You can manifest this power instantly, quickly enough to gain its benefits in an emergency. Manifesting the power is an immediate action, like manifesting a quickened power, and it counts toward the normal limit of one quickened power per round. You can use this power even when it’s not your turn.</text:span></text:p>
      <text:p text:style-name="P4"><text:soft-page-break/><text:span text:style-name="T3">Augment:</text:span><text:span text:style-name="T2"> For every additional power point you spend, this power’s duration increases by 1 round, and the power resistance it provides increases by 1 point.</text:span></text:p>
      <text:p text:style-name="P5"/>
      <text:h text:style-name="P3" text:outline-level="1"><text:span text:style-name="T6">Time Hop</text:span></text:h>
      <text:p text:style-name="P4"><text:span text:style-name="T2">Psychoportation</text:span></text:p>
      <text:p text:style-name="P4"><text:span text:style-name="T3">Level:</text:span><text:span text:style-name="T2"> Psion/wilder 3</text:span></text:p>
      <text:p text:style-name="P4"><text:span text:style-name="T3">Display:</text:span><text:span text:style-name="T2"> Auditory and visual</text:span></text:p>
      <text:p text:style-name="P4"><text:span text:style-name="T3">Manifesting Time:</text:span><text:span text:style-name="T2"> 1 standard action</text:span></text:p>
      <text:p text:style-name="P4"><text:span text:style-name="T3">Range:</text:span><text:span text:style-name="T2"> Close (25 ft. + 5 ft./2 levels)</text:span></text:p>
      <text:p text:style-name="P4"><text:span text:style-name="T3">Targets:</text:span><text:span text:style-name="T2"> One Medium or smaller creature, or one object weighing 300 lb. or less</text:span></text:p>
      <text:p text:style-name="P4"><text:span text:style-name="T3">Duration:</text:span><text:span text:style-name="T2"> 1 round/level; see text</text:span></text:p>
      <text:p text:style-name="P4"><text:span text:style-name="T3">Saving Throw:</text:span><text:span text:style-name="T2"> Will negates</text:span></text:p>
      <text:p text:style-name="P4"><text:span text:style-name="T3">Power Resistance:</text:span><text:span text:style-name="T2"> Yes</text:span></text:p>
      <text:p text:style-name="P4"><text:span text:style-name="T3">Power Points:</text:span><text:span text:style-name="T2"> 5</text:span></text:p>
      <text:p text:style-name="P4"><text:span text:style-name="T2">The subject of the power hops forward in time 1 round for every manifester level you have. In effect, the subject seems to disappear in a shimmer of silver energy, then reappear after the duration of this power expires. The subject reappears in exactly the same orientation and condition as before. From the subject’s point of view, no time has passed at all.</text:span></text:p>
      <text:p text:style-name="P4"><text:span text:style-name="T2">In each round of the power’s duration, on what would have been the subject’s turn, it can attempt a DC 15 Wisdom check. Success allows the subject to return. The subject can act normally on its next turn after this power ends.</text:span></text:p>
      <text:p text:style-name="P4"><text:span text:style-name="T2">If the space from which the subject departed is occupied upon his return to the time stream, he appears in the closest unoccupied space, still in his original orientation. Determine the closest space randomly if necessary.</text:span></text:p>
      <text:p text:style-name="P4"><text:span text:style-name="T3">Augment:</text:span><text:span text:style-name="T2"> You can augment this power in one or both of the following ways.</text:span></text:p>
      <text:p text:style-name="P4"><text:span text:style-name="T2">1. For every 2 additional power points you spend, you can affect a creature of one size category larger, or double the weight of an object to be affected.</text:span></text:p>
      <text:p text:style-name="P4"><text:span text:style-name="T2">2. For every 2 additional power points you spend, this power can affect an additional target. Any additional target cannot be more than 15 feet from another target of the power.</text:span></text:p>
      <text:p text:style-name="P7"/>
      <text:h text:style-name="P3" text:outline-level="1"><text:span text:style-name="T6">Time Hop, Mass</text:span></text:h>
      <text:p text:style-name="P4"><text:soft-page-break/><text:span text:style-name="T2">Psychoportation</text:span></text:p>
      <text:p text:style-name="P4"><text:span text:style-name="T3">Level:</text:span><text:span text:style-name="T2"> Nomad 8</text:span></text:p>
      <text:p text:style-name="P4"><text:span text:style-name="T3">Display:</text:span><text:span text:style-name="T2"> Auditory and visual</text:span></text:p>
      <text:p text:style-name="P4"><text:span text:style-name="T3">Manifesting Time:</text:span><text:span text:style-name="T2"> 1 standard action</text:span></text:p>
      <text:p text:style-name="P4"><text:span text:style-name="T3">Range:</text:span><text:span text:style-name="T2"> Close (25 ft. + 5 ft./2 levels)</text:span></text:p>
      <text:p text:style-name="P4"><text:span text:style-name="T3">Targets:</text:span><text:span text:style-name="T2"> All willing creatures in range</text:span></text:p>
      <text:p text:style-name="P4"><text:span text:style-name="T3">Duration:</text:span><text:span text:style-name="T2"> Up to 1 hour/level; see text</text:span></text:p>
      <text:p text:style-name="P4"><text:span text:style-name="T3">Power Points:</text:span><text:span text:style-name="T2"> 15</text:span></text:p>
      <text:p text:style-name="P4"><text:span text:style-name="T2">As </text:span><text:span text:style-name="T4">time hop</text:span><text:span text:style-name="T2">, except you can affect any number of willing subjects in range, including yourself. You can choose which creatures are affected by the power. The subjects hop forward in time a number of hours equal to your manifester level, or some shorter number of hours; you decide how many hours the </text:span><text:span text:style-name="T4">mass time hop </text:span><text:span text:style-name="T2">lasts when you manifest the power.</text:span></text:p>
      <text:p text:style-name="P4"><text:span text:style-name="T3">Augment:</text:span><text:span text:style-name="T2"> If you spend 6 additional power points, you can manifest this power as an immediate action.</text:span></text:p>
      <text:p text:style-name="P5"/>
      <text:h text:style-name="P3" text:outline-level="1"><text:span text:style-name="T6">Time Regression</text:span></text:h>
      <text:p text:style-name="P4"><text:span text:style-name="T2">Psychoportation</text:span></text:p>
      <text:p text:style-name="P4"><text:span text:style-name="T3">Level:</text:span><text:span text:style-name="T2"> Nomad 9</text:span></text:p>
      <text:p text:style-name="P4"><text:span text:style-name="T3">Display:</text:span><text:span text:style-name="T2"> None</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Instantaneous</text:span></text:p>
      <text:p text:style-name="P4"><text:span text:style-name="T3">Power Points:</text:span><text:span text:style-name="T2"> 17, XP</text:span></text:p>
      <text:p text:style-name="P4"><text:span text:style-name="T2">You can regress apparent time 1 round into the past. In effect, you “replay” the previous round of activity. The power regresses time to the point along the time stream just prior to your previous turn, undoing the effects of everyone else’s actions in the meantime. Once you have used </text:span><text:span text:style-name="T4">time regression, </text:span><text:span text:style-name="T2">only you retain knowledge of what happened during the round that is being replayed; however, you can communicate that knowledge verbally to your companions, if desired. During the round that you live through a second time, you can act on knowledge you previously gained by already living through the immediate future. In all likelihood, you’ll probably not choose to manifest </text:span><text:span text:style-name="T4">time regression </text:span><text:span text:style-name="T2">during your second pass through the time stream, instead taking completely new actions, but you pay the XP cost all the same.</text:span></text:p>
      <text:p text:style-name="P4"><text:soft-page-break/><text:span text:style-name="T4">XP Cost: </text:span><text:span text:style-name="T2">1,000 XP.</text:span></text:p>
      <text:p text:style-name="P5"/>
      <text:p text:style-name="P4"><text:span text:style-name="T2">Timeless Body</text:span></text:p>
      <text:p text:style-name="P4"><text:span text:style-name="T2">Psychoportation</text:span></text:p>
      <text:p text:style-name="P4"><text:span text:style-name="T3">Level:</text:span><text:span text:style-name="T2"> Psion/wilder 9</text:span></text:p>
      <text:p text:style-name="P4"><text:span text:style-name="T3">Display:</text:span><text:span text:style-name="T2"> Materi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round</text:span></text:p>
      <text:p text:style-name="P4"><text:span text:style-name="T3">Power Points:</text:span><text:span text:style-name="T2"> 17</text:span></text:p>
      <text:p text:style-name="P4"><text:span text:style-name="T2">Your body ignores all harmful (and helpful) effects, beginning when you finish manifesting this power and ending at the end of your next turn. While </text:span><text:span text:style-name="T4">timeless body </text:span><text:span text:style-name="T2">is in effect, you are invulnerable to all attacks and powers.</text:span></text:p>
      <text:p text:style-name="P4"><text:span text:style-name="T2">This power cannot be quickened.</text:span></text:p>
      <text:p text:style-name="P5"/>
      <text:h text:style-name="P3" text:outline-level="1"><text:span text:style-name="T6">Tongues, Psionic</text:span></text:h>
      <text:p text:style-name="P4"><text:span text:style-name="T2">Telepathy [Mind-Affecting]</text:span></text:p>
      <text:p text:style-name="P4"><text:span text:style-name="T3">Level:</text:span><text:span text:style-name="T2"> Psion/wilder 2</text:span></text:p>
      <text:p text:style-name="P4"><text:span text:style-name="T3">Display:</text:span><text:span text:style-name="T2"> None</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oft-page-break/><text:span text:style-name="T3">Duration:</text:span><text:span text:style-name="T2"> 10 min./level</text:span></text:p>
      <text:p text:style-name="P4"><text:span text:style-name="T3">Power Points:</text:span><text:span text:style-name="T2"> 3</text:span></text:p>
      <text:p text:style-name="P4"><text:span text:style-name="T2">As the </text:span><text:span text:style-name="T4">tongues </text:span><text:span text:style-name="T2">spell, except as noted here. This power does not enable you to speak with creatures immune to mind-affecting powers.</text:span></text:p>
      <text:p text:style-name="P5"/>
      <text:h text:style-name="P3" text:outline-level="1"><text:span text:style-name="T6">Tornado Blast</text:span></text:h>
      <text:p text:style-name="P4"><text:span text:style-name="T2">Psychokinesis</text:span></text:p>
      <text:p text:style-name="P4"><text:span text:style-name="T3">Level:</text:span><text:span text:style-name="T2"> Kineticist 9</text:span></text:p>
      <text:p text:style-name="P4"><text:span text:style-name="T3">Display:</text:span><text:span text:style-name="T2"> Auditory and visual; see text</text:span></text:p>
      <text:p text:style-name="P4"><text:span text:style-name="T3">Manifesting Time:</text:span><text:span text:style-name="T2"> 1 round</text:span></text:p>
      <text:p text:style-name="P4"><text:span text:style-name="T3">Range:</text:span><text:span text:style-name="T2"> Long (400 ft. + 40 ft./level)</text:span></text:p>
      <text:p text:style-name="P4"><text:span text:style-name="T3">Area:</text:span><text:span text:style-name="T2"> 40-ft.-radius spread</text:span></text:p>
      <text:p text:style-name="P4"><text:span text:style-name="T3">Duration:</text:span><text:span text:style-name="T2"> Instantaneous</text:span></text:p>
      <text:p text:style-name="P4"><text:span text:style-name="T3">Saving Throw:</text:span><text:span text:style-name="T2"> Reflex half; see text</text:span></text:p>
      <text:p text:style-name="P4"><text:span text:style-name="T3">Power Resistance:</text:span><text:span text:style-name="T2"> No</text:span></text:p>
      <text:p text:style-name="P4"><text:span text:style-name="T3">Power Points:</text:span><text:span text:style-name="T2"> 17</text:span></text:p>
      <text:p text:style-name="P4"><text:span text:style-name="T2">You induce the formation of a slender vortex of fiercely swirling air. When you manifest it, a vortex of air visibly and audibly snakes out from your outstretched hand.</text:span></text:p>
      <text:p text:style-name="P4"><text:span text:style-name="T2">If you want to aim the vortex at a specific creature, you can make a ranged touch attack to strike the creature. If you succeed, direct contact with the vortex deals 8d6 points of damage to the creature (no save).</text:span></text:p>
      <text:p text:style-name="P4"><text:span text:style-name="T2">Regardless of whether your ranged touch attack hits (and even if you forgo the attack), all creatures in the area (including the one possibly damaged by direct contact) are picked up and violently dashed about, dealing 17d6 points of damage to each one. Creatures that make a successful Reflex save take half damage.</text:span></text:p>
      <text:p text:style-name="P4"><text:span text:style-name="T2">After being dashed about, each creature that was affected finds itself situated in a new space 1d4 x 10 feet away from its original space in a random direction. Walls and other barriers can restrict this relocation; in such a case, the creature ends up adjacent to the barrier.</text:span></text:p>
      <text:p text:style-name="P4"><text:span text:style-name="T3">Augment:</text:span><text:span text:style-name="T2"> For every additional power point you spend, this power’s area damage (not the damage from direct contact dealt to a specific creature) increases by 1d6 points (to a maximum of 24d6 points). For each extra 2d6 points of damage, this power’s save DC increases by 1.</text:span></text:p>
      <text:p text:style-name="P5"/>
      <text:h text:style-name="P3" text:outline-level="1"><text:soft-page-break/><text:span text:style-name="T6">Touchsight</text:span></text:h>
      <text:p text:style-name="P4"><text:span text:style-name="T2">Psychometabolism</text:span></text:p>
      <text:p text:style-name="P4"><text:span text:style-name="T3">Level:</text:span><text:span text:style-name="T2"> Psion/wilder 3</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Personal; see text</text:span></text:p>
      <text:p text:style-name="P4"><text:span text:style-name="T3">Target:</text:span><text:span text:style-name="T2"> You</text:span></text:p>
      <text:p text:style-name="P4"><text:span text:style-name="T3">Duration:</text:span><text:span text:style-name="T2"> 1 min./level (D)</text:span></text:p>
      <text:p text:style-name="P4"><text:span text:style-name="T3">Power Points:</text:span><text:span text:style-name="T2"> 5</text:span></text:p>
      <text:p text:style-name="P4"><text:span text:style-name="T2">You generate a subtle telekinetic field of mental contact, allowing you to “feel” your surroundings even in total darkness or when your sight would otherwise be obscured by your physical environment. Your </text:span><text:span text:style-name="T4">touchsight </text:span><text:span text:style-name="T2">field emanates from you out to 60 feet. You ignore invisibility, darkness, and concealment, though you must have line of effect to a creature or an object to discern it. You do not need to make Spot or Listen checks to notice creatures; you can detect and pinpoint all creatures within 60 feet. In many circumstances, comparing your regular senses to what you learn with </text:span><text:span text:style-name="T4">touchsight </text:span><text:span text:style-name="T2">is enough to tell you the difference between visible, invisible, hiding, and concealed creatures.</text:span></text:p>
      <text:p text:style-name="P4"><text:span text:style-name="T3">Augment:</text:span><text:span text:style-name="T2"> For every 2 additional power points you spend, the radius of your </text:span><text:span text:style-name="T4">touchsight </text:span><text:span text:style-name="T2">field increases by 10 feet.</text:span></text:p>
      <text:p text:style-name="P5"/>
      <text:h text:style-name="P3" text:outline-level="1"><text:span text:style-name="T6">Tower of Iron Will</text:span></text:h>
      <text:p text:style-name="P4"><text:span text:style-name="T2">Telepathy [Mind-Affecting]</text:span></text:p>
      <text:p text:style-name="P4"><text:span text:style-name="T3">Level:</text:span><text:span text:style-name="T2"> Psion/wilder 5</text:span></text:p>
      <text:p text:style-name="P4"><text:span text:style-name="T3">Display:</text:span><text:span text:style-name="T2"> Auditory</text:span></text:p>
      <text:p text:style-name="P4"><text:span text:style-name="T3">Manifesting Time:</text:span><text:span text:style-name="T2"> 1 immediate action</text:span></text:p>
      <text:p text:style-name="P4"><text:span text:style-name="T3">Range:</text:span><text:span text:style-name="T2"> 10 ft.</text:span></text:p>
      <text:p text:style-name="P4"><text:span text:style-name="T3">Area:</text:span><text:span text:style-name="T2"> 10-ft.-radius emanation centered on you</text:span></text:p>
      <text:p text:style-name="P4"><text:span text:style-name="T3">Duration:</text:span><text:span text:style-name="T2"> 1 round</text:span></text:p>
      <text:p text:style-name="P4"><text:span text:style-name="T3">Saving Throw:</text:span><text:span text:style-name="T2"> None (harmless)</text:span></text:p>
      <text:p text:style-name="P4"><text:soft-page-break/><text:span text:style-name="T3">Power Resistance:</text:span><text:span text:style-name="T2"> Yes (harmless)</text:span></text:p>
      <text:p text:style-name="P4"><text:span text:style-name="T3">Power Points:</text:span><text:span text:style-name="T2"> 9</text:span></text:p>
      <text:p text:style-name="P4"><text:span text:style-name="T2">You generate a bastion of thought so strong that it offers protection to you and everyone around you, improving the self-control of all. You and all creatures in the power’s area gain power resistance 19 against all mindaffecting powers.</text:span></text:p>
      <text:p text:style-name="P4"><text:span text:style-name="T2">You can manifest this power instantly, quickly enough to gain its benefits in an emergency. Manifesting the power is an immediate action, like manifesting a quickened power, and it counts toward the normal limit of one quickened power per round.</text:span></text:p>
      <text:p text:style-name="P4"><text:span text:style-name="T2">You can use this power even when it is not your turn.</text:span></text:p>
      <text:p text:style-name="P4"><text:span text:style-name="T3">Augment:</text:span><text:span text:style-name="T2"> For every additional power point you spend, this power’s duration increases by 1 round and the power resistance it provides increases by 1 point.</text:span></text:p>
      <text:p text:style-name="P5"/>
      <text:h text:style-name="P3" text:outline-level="1"><text:span text:style-name="T6">Trace Teleport</text:span></text:h>
      <text:p text:style-name="P4"><text:span text:style-name="T2">Clairsentience</text:span></text:p>
      <text:p text:style-name="P4"><text:span text:style-name="T3">Level:</text:span><text:span text:style-name="T2"> Psion/wilder 4</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Close (25 ft. + 5 ft./2 levels)</text:span></text:p>
      <text:p text:style-name="P4"><text:span text:style-name="T3">Area:</text:span><text:span text:style-name="T2"> Spread with a radius of 25 ft. + 5 ft./2 levels, centered on you</text:span></text:p>
      <text:p text:style-name="P4"><text:span text:style-name="T3">Duration:</text:span><text:span text:style-name="T2"> Instantaneous</text:span></text:p>
      <text:p text:style-name="P4"><text:span text:style-name="T3">Saving Throw:</text:span><text:span text:style-name="T2"> None</text:span></text:p>
      <text:p text:style-name="P4"><text:span text:style-name="T3">Power Resistance:</text:span><text:span text:style-name="T2"> No</text:span></text:p>
      <text:p text:style-name="P4"><text:span text:style-name="T3">Power Points:</text:span><text:span text:style-name="T2"> 7</text:span></text:p>
      <text:p text:style-name="P4"><text:span text:style-name="T2">As </text:span><text:span text:style-name="T4">detect teleportation</text:span><text:span text:style-name="T2">, except you can trace the destination of any psionic or magical teleportation made by others within this power’s area within the last minute.</text:span></text:p>
      <text:p text:style-name="P4"><text:span text:style-name="T2">You know the direction and distance the individuals traveled and could teleport to the location yourself if you so desired (and if you know the </text:span><text:span text:style-name="T4">psionic teleport </text:span><text:span text:style-name="T2">power), as if you had “seen casually” the location. This power does not grant you any information on the conditions at the other end of the trace beyond the mental coordinates of the location.</text:span></text:p>
      <text:p text:style-name="P4"><text:span text:style-name="T3">Augment:</text:span><text:span text:style-name="T2"> If you spend 2 additional power points, this power’s range increases to Medium (100 ft. + 10 ft./level).</text:span></text:p>
      <text:p text:style-name="P5"><text:soft-page-break/></text:p>
      <text:h text:style-name="P3" text:outline-level="1"><text:span text:style-name="T6">True Creation</text:span></text:h>
      <text:p text:style-name="P4"><text:span text:style-name="T2">Metacreativity (Creation)</text:span></text:p>
      <text:p text:style-name="P4"><text:span text:style-name="T3">Level:</text:span><text:span text:style-name="T2"> Shaper 9</text:span></text:p>
      <text:p text:style-name="P4"><text:span text:style-name="T3">Duration:</text:span><text:span text:style-name="T2"> Instantaneous</text:span></text:p>
      <text:p text:style-name="P4"><text:span text:style-name="T3">Power Points:</text:span><text:span text:style-name="T2"> 17, XP</text:span></text:p>
      <text:p text:style-name="P4"><text:span text:style-name="T2">As </text:span><text:span text:style-name="T4">psionic major creation</text:span><text:span text:style-name="T2">, except items created are enduring and cannot be negated by dispelling magic or negating powers. For all intents and purposes, these items are completely real.</text:span></text:p>
      <text:p text:style-name="P4"><text:span text:style-name="T4">XP Cost: </text:span><text:span text:style-name="T2">1/5 of the item’s gold piece value, or a minimum of 1 XP.</text:span></text:p>
      <text:p text:style-name="P5"/>
      <text:h text:style-name="P3" text:outline-level="1"><text:span text:style-name="T6">True Metabolism</text:span></text:h>
      <text:p text:style-name="P4"><text:span text:style-name="T2">Psychometabolism</text:span></text:p>
      <text:p text:style-name="P4"><text:span text:style-name="T3">Level:</text:span><text:span text:style-name="T2"> Psion/wilder 8</text:span></text:p>
      <text:p text:style-name="P4"><text:span text:style-name="T3">Display:</text:span><text:span text:style-name="T2"> Material</text:span></text:p>
      <text:p text:style-name="P4"><text:span text:style-name="T3">Manifesting Time:</text:span><text:span text:style-name="T2"> 1 round</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min./level</text:span></text:p>
      <text:p text:style-name="P4"><text:span text:style-name="T3">Power Points:</text:span><text:span text:style-name="T2"> 15</text:span></text:p>
      <text:p text:style-name="P4"><text:span text:style-name="T2">You are difficult to kill while this power persists. You automatically heal damage at the rate of 10 hit points per round.</text:span></text:p>
      <text:p text:style-name="P4"><text:span text:style-name="T2">This power is not effective against damage from starvation, thirst, or suffocation. Also, attack forms that don’t deal hit point damage (for example, most poisons) ignore </text:span><text:span text:style-name="T4">true metabolism</text:span><text:span text:style-name="T2">. You can also use this power to regrow lost portions of your body and to reattach severed limbs or body parts, if you do nothing but concentrate on regrowing the lost body part or reattaching the severed limb for the duration of the power. You do not gain the benefits described earlier when you manifest </text:span><text:span text:style-name="T4">true metabolism </text:span><text:span text:style-name="T2">for this purpose. You must have a Constitution score to gain any of this power’s benefits.</text:span></text:p>
      <text:p text:style-name="P5"/>
      <text:h text:style-name="P3" text:outline-level="1"><text:soft-page-break/><text:span text:style-name="T6">True Seeing, Psionic</text:span></text:h>
      <text:p text:style-name="P4"><text:span text:style-name="T2">Clairsentience</text:span></text:p>
      <text:p text:style-name="P4"><text:span text:style-name="T3">Level:</text:span><text:span text:style-name="T2"> Psion/wilder 5</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min./level</text:span></text:p>
      <text:p text:style-name="P4"><text:span text:style-name="T3">Power Points:</text:span><text:span text:style-name="T2"> 9</text:span></text:p>
      <text:p text:style-name="P4"><text:span text:style-name="T2">As the </text:span><text:span text:style-name="T4">true seeing </text:span><text:span text:style-name="T2">power, except as noted here. </text:span></text:p>
      <text:p text:style-name="P5"/>
      <text:h text:style-name="P3" text:outline-level="1"><text:span text:style-name="T6">Truevenom</text:span></text:h>
      <text:p text:style-name="P4"><text:span text:style-name="T2">Psychometabolism</text:span></text:p>
      <text:p text:style-name="P4"><text:span text:style-name="T3">Level:</text:span><text:span text:style-name="T2"> Psychic warrior 4</text:span></text:p>
      <text:p text:style-name="P4"><text:span text:style-name="T3">Display:</text:span><text:span text:style-name="T2"> Material; see text</text:span></text:p>
      <text:p text:style-name="P4"><text:span text:style-name="T3">Manifesting Time:</text:span><text:span text:style-name="T2"> 1 swift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min./level or until discharged</text:span></text:p>
      <text:p text:style-name="P4"><text:span text:style-name="T3">Saving Throw:</text:span><text:span text:style-name="T2"> None and Fortitude negates; see text</text:span></text:p>
      <text:p text:style-name="P4"><text:span text:style-name="T3">Power Points:</text:span><text:span text:style-name="T2"> 7</text:span></text:p>
      <text:p text:style-name="P4"><text:soft-page-break/><text:span text:style-name="T2">If you have a claw attack (either from an actual natural weapon or from an effect such as </text:span><text:span text:style-name="T4">claws of the beast</text:span><text:span text:style-name="T2">), you can use this power to produce a horrible poison that coats one of your claws. On your next successful melee attack with the claw during the power’s duration, the poison deals 1d8 points of Constitution damage immediately and another 1d8 points of Constitution damage 1 minute later. The target of your attack can negate each instance of damage with a Fortitude save.</text:span></text:p>
      <text:p text:style-name="P5"/>
      <text:h text:style-name="P3" text:outline-level="1"><text:span text:style-name="T6">Truevenom Weapon</text:span></text:h>
      <text:p text:style-name="P4"><text:span text:style-name="T2">Psychometabolism (Creation)</text:span></text:p>
      <text:p text:style-name="P4"><text:span text:style-name="T3">Level:</text:span><text:span text:style-name="T2"> Psychic warrior 4</text:span></text:p>
      <text:p text:style-name="P4"><text:span text:style-name="T3">Range:</text:span><text:span text:style-name="T2"> Touch</text:span></text:p>
      <text:p text:style-name="P4"><text:span text:style-name="T3">Target:</text:span><text:span text:style-name="T2"> Weapon touched</text:span></text:p>
      <text:p text:style-name="P4"><text:span text:style-name="T3">Power Points:</text:span><text:span text:style-name="T2"> 7</text:span></text:p>
      <text:p text:style-name="P4"><text:span text:style-name="T2">As </text:span><text:span text:style-name="T4">truevenom</text:span><text:span text:style-name="T2">, except your weapon gains the poison coating as long as it remains in your grip, until the effect is discharged, or until the duration expires, whichever occurs first.</text:span></text:p>
      <text:p text:style-name="P5"/>
      <text:h text:style-name="P3" text:outline-level="1"><text:span text:style-name="T6">Ubiquitous Vision</text:span></text:h>
      <text:p text:style-name="P4"><text:span text:style-name="T2">Clairsentience</text:span></text:p>
      <text:p text:style-name="P4"><text:span text:style-name="T3">Level:</text:span><text:span text:style-name="T2"> Psion/wilder 3, psychic warrior 3</text:span></text:p>
      <text:p text:style-name="P4"><text:span text:style-name="T3">Display:</text:span><text:span text:style-name="T2"> Visu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0 min./level (D)</text:span></text:p>
      <text:p text:style-name="P4"><text:span text:style-name="T3">Power Points:</text:span><text:span text:style-name="T2"> 5</text:span></text:p>
      <text:p text:style-name="P4"><text:span text:style-name="T2">You have metaphoric “eyes in the back of your head,” and on the sides and top as well, granting you benefits in specific situations. In effect, you have a 360-degree sphere of sight, allowing you a perfect view of creatures that might otherwise flank you. Thus, flanking opponents gain no bonus on their attack rolls, and rogues are denied their sneak attack ability because you do not lose your Dexterity bonus (but they may still sneak attack you if you are caught flat-footed). Your Spot and Search checks gain a +4 enhancement bonus. Concurrently, you take a –4 penalty on saves against all gaze attacks during the power’s duration.</text:span></text:p>
      <text:p text:style-name="P5"/>
      <text:h text:style-name="P3" text:outline-level="1"><text:soft-page-break/><text:span text:style-name="T6">Ultrablast</text:span></text:h>
      <text:p text:style-name="P4"><text:span text:style-name="T2">Telepathy [Mind-Affecting]</text:span></text:p>
      <text:p text:style-name="P4"><text:span text:style-name="T3">Level:</text:span><text:span text:style-name="T2"> Psion/wilder 7</text:span></text:p>
      <text:p text:style-name="P4"><text:span text:style-name="T3">Display:</text:span><text:span text:style-name="T2"> Auditory; see text</text:span></text:p>
      <text:p text:style-name="P4"><text:span text:style-name="T3">Manifesting Time:</text:span><text:span text:style-name="T2"> 1 standard action</text:span></text:p>
      <text:p text:style-name="P4"><text:span text:style-name="T3">Range:</text:span><text:span text:style-name="T2"> 15 ft.</text:span></text:p>
      <text:p text:style-name="P4"><text:span text:style-name="T3">Area:</text:span><text:span text:style-name="T2"> 15-ft.-radius spread centered on you</text:span></text:p>
      <text:p text:style-name="P4"><text:span text:style-name="T3">Duration:</text:span><text:span text:style-name="T2"> Instantaneous</text:span></text:p>
      <text:p text:style-name="P4"><text:span text:style-name="T3">Saving Throw:</text:span><text:span text:style-name="T2"> Will half</text:span></text:p>
      <text:p text:style-name="P4"><text:span text:style-name="T3">Power Resistance:</text:span><text:span text:style-name="T2"> Yes</text:span></text:p>
      <text:p text:style-name="P4"><text:span text:style-name="T3">Power Points:</text:span><text:span text:style-name="T2"> 13</text:span></text:p>
      <text:p text:style-name="P4"><text:span text:style-name="T2">You “grumble” psychically (which both psionic and nonpsionic creatures can detect), then release a horrid shriek from your subconscious that disrupts the brains of all enemies in the power’s area, dealing 13d6 points of damage to each enemy.</text:span></text:p>
      <text:p text:style-name="P4"><text:span text:style-name="T3">Augment:</text:span><text:span text:style-name="T2"> For every additional power point you spend, this power’s damage increases by 1d6 points. </text:span></text:p>
      <text:p text:style-name="P5"/>
      <text:h text:style-name="P3" text:outline-level="1"><text:span text:style-name="T6">Vampiric Blade</text:span></text:h>
      <text:p text:style-name="P4"><text:span text:style-name="T2">Psychometabolism</text:span></text:p>
      <text:p text:style-name="P4"><text:span text:style-name="T3">Level:</text:span><text:span text:style-name="T2"> Psychic warrior 3</text:span></text:p>
      <text:p text:style-name="P4"><text:span text:style-name="T3">Display:</text:span><text:span text:style-name="T2"> Material and visual</text:span></text:p>
      <text:p text:style-name="P4"><text:span text:style-name="T3">Manifesting Time:</text:span><text:span text:style-name="T2"> 1 standard action</text:span></text:p>
      <text:p text:style-name="P4"><text:span text:style-name="T3">Range:</text:span><text:span text:style-name="T2"> 0 ft.</text:span></text:p>
      <text:p text:style-name="P4"><text:span text:style-name="T3">Target:</text:span><text:span text:style-name="T2"> One weapon you hold</text:span></text:p>
      <text:p text:style-name="P4"><text:soft-page-break/><text:span text:style-name="T3">Duration:</text:span><text:span text:style-name="T2"> 1 round/level</text:span></text:p>
      <text:p text:style-name="P4"><text:span text:style-name="T3">Power Points:</text:span><text:span text:style-name="T2"> 5</text:span></text:p>
      <text:p text:style-name="P4"><text:span text:style-name="T2">As </text:span><text:span text:style-name="T4">claws of the vampire</text:span><text:span text:style-name="T2">, except your weapon is affected as long as it remains in your grip or until this power’s duration expires.</text:span></text:p>
      <text:p text:style-name="P5"/>
      <text:h text:style-name="P3" text:outline-level="1"><text:span text:style-name="T6">Vigor</text:span></text:h>
      <text:p text:style-name="P4"><text:span text:style-name="T2">Psychometabolism</text:span></text:p>
      <text:p text:style-name="P4"><text:span text:style-name="T3">Level:</text:span><text:span text:style-name="T2"> Psion/wilder 1, psychic warrior 1</text:span></text:p>
      <text:p text:style-name="P4"><text:span text:style-name="T3">Display:</text:span><text:span text:style-name="T2"> Material and olfactory</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min./level</text:span></text:p>
      <text:p text:style-name="P4"><text:span text:style-name="T3">Power Points:</text:span><text:span text:style-name="T2"> 1</text:span></text:p>
      <text:p text:style-name="P4"><text:span text:style-name="T2">You suffuse yourself with power, gaining 5 temporary hit points. Using this power again when an earlier manifestation has not expired merely replaces the older temporary hit points (if any remain) with the newer ones.</text:span></text:p>
      <text:p text:style-name="P4"><text:span text:style-name="T3">Augment:</text:span><text:span text:style-name="T2"> For every additional power point you spend, the number of temporary hit points you gain increases by 5.</text:span></text:p>
      <text:p text:style-name="P5"/>
      <text:h text:style-name="P3" text:outline-level="1"><text:span text:style-name="T6">Wall of Ectoplasm</text:span></text:h>
      <text:p text:style-name="P4"><text:span text:style-name="T2">Metacreativity (Creation)</text:span></text:p>
      <text:p text:style-name="P4"><text:span text:style-name="T3">Level:</text:span><text:span text:style-name="T2"> Psion/wilder 4</text:span></text:p>
      <text:p text:style-name="P4"><text:span text:style-name="T3">Display:</text:span><text:span text:style-name="T2"> Visual</text:span></text:p>
      <text:p text:style-name="P4"><text:span text:style-name="T3">Manifesting Time:</text:span><text:span text:style-name="T2"> 1 standard action</text:span></text:p>
      <text:p text:style-name="P4"><text:soft-page-break/><text:span text:style-name="T3">Range:</text:span><text:span text:style-name="T2"> Close (25 ft. + 5 ft./2 levels)</text:span></text:p>
      <text:p text:style-name="P4"><text:span text:style-name="T3">Effect:</text:span><text:span text:style-name="T2"> Wall whose area is up to one 10-ft. square/level or a sphere or hemisphere with a radius of up to 1 ft./level</text:span></text:p>
      <text:p text:style-name="P4"><text:span text:style-name="T3">Duration:</text:span><text:span text:style-name="T2"> 1 min./level (D)</text:span></text:p>
      <text:p text:style-name="P4"><text:span text:style-name="T3">Saving Throw:</text:span><text:span text:style-name="T2"> None</text:span></text:p>
      <text:p text:style-name="P4"><text:span text:style-name="T3">Power Resistance:</text:span><text:span text:style-name="T2"> No</text:span></text:p>
      <text:p text:style-name="P4"><text:span text:style-name="T3">Power Points:</text:span><text:span text:style-name="T2"> 7</text:span></text:p>
      <text:p text:style-name="P4"><text:span text:style-name="T2">You fashion a roiling wall of ectoplasm, imbuing it with solidity. The wall cannot move once it is formed. It is 1 inch thick per four manifester levels and occupies up to one 5-foot square per level. Each 5-foot square of the wall has 10 hit points per inch of thickness and hardness 5. A section of the wall whose hit points drop to 0 is breached. If a creature tries to break through the wall, the DC for the Strength check is 15 + 2 per inch of thickness.</text:span></text:p>
      <text:p text:style-name="P4"><text:span text:style-name="T2">The </text:span><text:span text:style-name="T4">wall of ectoplasm </text:span><text:span text:style-name="T2">is susceptible to </text:span><text:span text:style-name="T4">dispel psionics</text:span><text:span text:style-name="T2">, but it gains a +4 bonus on any check to determine whether the wall is negated. Spells, powers, and breath weapons cannot pass through the wall in either direction (though they could damage it). It blocks ethereal creatures as well as material creatures (though ethereal creatures can usually get around the wall by floating under or over it through material floors and ceilings). The wall is opaque, so neither vision nor gaze attacks operate through it. The wall does not block psychoportive travel, such as that provided by the </text:span><text:span text:style-name="T4">psionic teleport </text:span><text:span text:style-name="T2">power.</text:span></text:p>
      <text:p text:style-name="P4"><text:span text:style-name="T2">You can form the wall into a flat, vertical plane whose area is up to one 10-foot square per level or into a sphere or hemisphere with a radius of up to 1 foot per level.</text:span></text:p>
      <text:p text:style-name="P4"><text:span text:style-name="T2">The </text:span><text:span text:style-name="T4">wall of ectoplasm </text:span><text:span text:style-name="T2">must be continuous and unbroken when manifested. If its surface is interrupted by any object or creature, the power fails.</text:span></text:p>
      <text:p text:style-name="P5"/>
      <text:h text:style-name="P3" text:outline-level="1"><text:span text:style-name="T6">Wall Walker</text:span></text:h>
      <text:p text:style-name="P4"><text:span text:style-name="T2">Psychoportation</text:span></text:p>
      <text:p text:style-name="P4"><text:span text:style-name="T3">Level:</text:span><text:span text:style-name="T2"> Psychic warrior 2</text:span></text:p>
      <text:p text:style-name="P4"><text:span text:style-name="T3">Display:</text:span><text:span text:style-name="T2"> Material</text:span></text:p>
      <text:p text:style-name="P4"><text:span text:style-name="T3">Manifesting Time:</text:span><text:span text:style-name="T2"> 1 standard action</text:span></text:p>
      <text:p text:style-name="P4"><text:span text:style-name="T3">Range:</text:span><text:span text:style-name="T2"> Personal</text:span></text:p>
      <text:p text:style-name="P4"><text:span text:style-name="T3">Target:</text:span><text:span text:style-name="T2"> You</text:span></text:p>
      <text:p text:style-name="P4"><text:span text:style-name="T3">Duration:</text:span><text:span text:style-name="T2"> 1 min./level</text:span></text:p>
      <text:p text:style-name="P4"><text:span text:style-name="T3">Power Points:</text:span><text:span text:style-name="T2"> 3</text:span></text:p>
      <text:p text:style-name="P4"><text:span text:style-name="T2">You can walk on vertical surfaces or even traverse ceilings (you need not make Climb checks to traverse these surfaces). Because of the need to keep at least one foot in contact with the wall or ceiling at all times, you cannot jump or use the run action, and you can move at only half speed.</text:span></text:p>
      <text:p text:style-name="P4"><text:soft-page-break/><text:span text:style-name="T2">You retain your Dexterity bonus to Armor Class, if any, and opponents gain no special bonuses against you. </text:span></text:p>
      <text:p text:style-name="P5"/>
      <text:h text:style-name="P3" text:outline-level="1"><text:span text:style-name="T6">Weapon of Energy</text:span></text:h>
      <text:p text:style-name="P4"><text:span text:style-name="T2">Psychokinesis [see text]</text:span></text:p>
      <text:p text:style-name="P4"><text:span text:style-name="T3">Level:</text:span><text:span text:style-name="T2"> Psychic warrior 4</text:span></text:p>
      <text:p text:style-name="P4"><text:span text:style-name="T3">Display:</text:span><text:span text:style-name="T2"> Visual</text:span></text:p>
      <text:p text:style-name="P4"><text:span text:style-name="T3">Range:</text:span><text:span text:style-name="T2"> Touch</text:span></text:p>
      <text:p text:style-name="P4"><text:span text:style-name="T3">Target:</text:span><text:span text:style-name="T2"> Weapon touched</text:span></text:p>
      <text:p text:style-name="P4"><text:span text:style-name="T3">Duration:</text:span><text:span text:style-name="T2"> 1 round/level</text:span></text:p>
      <text:p text:style-name="P4"><text:span text:style-name="T3">Saving Throw:</text:span><text:span text:style-name="T2"> Fortitude negates (object, harmless)</text:span></text:p>
      <text:p text:style-name="P4"><text:span text:style-name="T3">Power Resistance:</text:span><text:span text:style-name="T2"> None</text:span></text:p>
      <text:p text:style-name="P4"><text:span text:style-name="T3">Power Points:</text:span><text:span text:style-name="T2"> 7</text:span></text:p>
      <text:p text:style-name="P4"><text:span text:style-name="T2">As </text:span><text:span text:style-name="T4">claw of energy, </text:span><text:span text:style-name="T2">except this power can be manifested on a touched weapon. This power’s subtype is the same as the type of energy infused in the touched weap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powers herein are presented in alphabetical order (with the exception of those whose names begin with a qualifier of some </dc:title>
    <meta:initial-creator>asmith</meta:initial-creator>
    <meta:creation-date>2004-04-07T11:07:00</meta:creation-date>
    <dc:date>2004-04-07T11:07:00</dc:date>
    <meta:editing-cycles>2</meta:editing-cycles>
    <meta:editing-duration>P0D</meta:editing-duration>
    <meta:document-statistic meta:table-count="2" meta:image-count="0" meta:object-count="0" meta:page-count="42" meta:paragraph-count="820" meta:word-count="9723" meta:character-count="58435" meta:non-whitespace-character-count="49529"/>
    <meta:generator>LibreOffice/5.4.6.2$Linux_X86_64 LibreOffice_project/40m0$Build-2</meta:generator>
    <meta:user-defined meta:name="Company">Wizards of the Coast</meta:user-defined>
    <meta:user-defined meta:name="Operator">asmith</meta:user-defined>
  </office:meta>
</office:document-meta>
</file>